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14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14" style:family="table-cell" style:parent-style-name="Default" style:data-style-name="N14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#CCCCC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CCCCC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CCCCC" style:repeat-content="false"/>
      <style:paragraph-properties fo:text-align="center"/>
    </style:style>
    <style:style style:name="ce19" style:family="table-cell" style:parent-style-name="Default" style:data-style-name="N3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</style:style>
    <style:style style:name="ce20" style:family="table-cell" style:parent-style-name="Default" style:data-style-name="N3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21" style:family="table-cell" style:parent-style-name="Default" style:data-style-name="N14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</style:style>
    <style:style style:name="ce23" style:family="table-cell" style:parent-style-name="Default" style:data-style-name="N3">
      <style:table-cell-properties fo:border-top="thin solid #000000" fo:border-bottom="none" fo:border-left="thin solid #000000" fo:border-right="none" style:vertical-align="automatic" fo:wrap-option="wrap" style:repeat-content="false"/>
      <style:paragraph-properties fo:text-align="center"/>
    </style:style>
    <style:style style:name="ce24" style:family="table-cell" style:parent-style-name="Default" style:data-style-name="N3">
      <style:table-cell-properties fo:border-top="thin solid #000000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25" style:family="table-cell" style:parent-style-name="Default" style:data-style-name="N14">
      <style:table-cell-properties fo:border-top="thin solid #000000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28" style:family="table-cell" style:parent-style-name="Default" style:data-style-name="N3">
      <style:table-cell-properties style:vertical-align="automatic" fo:wrap-option="wrap" style:repeat-content="false"/>
      <style:paragraph-properties fo:text-align="center"/>
    </style:style>
    <style:style style:name="ce29" style:family="table-cell" style:parent-style-name="Default" style:data-style-name="N3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30" style:family="table-cell" style:parent-style-name="Default" style:data-style-name="N3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31" style:family="table-cell" style:parent-style-name="Default" style:data-style-name="N14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2pt solid #000000" style:vertical-align="middle" fo:wrap-option="wrap" fo:background-color="#AEAAAA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AEAAAA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AEAAAA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AEAAAA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#AEAAAA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F2F2F2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fo:background-color="#F2F2F2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F2F2F2" style:repeat-content="false"/>
      <style:paragraph-properties fo:text-align="center"/>
    </style:style>
    <style:style style:name="ce41" style:family="table-cell" style:parent-style-name="Percent" style:data-style-name="N14">
      <style:table-cell-properties fo:border-top="2pt solid #000000" fo:border-bottom="thin solid #000000" fo:border-left="thin solid #000000" fo:border-right="2pt solid #000000" style:vertical-align="middle" fo:wrap-option="wrap" fo:background-color="#F2F2F2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wrap-option="wrap" fo:background-color="#F2F2F2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F2F2F2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fo:background-color="#F2F2F2" style:repeat-content="false"/>
      <style:paragraph-properties fo:text-align="center"/>
    </style:style>
    <style:style style:name="ce45" style:family="table-cell" style:parent-style-name="Default" style:data-style-name="N3">
      <style:table-cell-properties fo:border-top="thin solid #000000" fo:border-bottom="thin solid #000000" fo:border-left="2pt solid #000000" fo:border-right="thin solid #000000" style:vertical-align="middle" fo:wrap-option="wrap" fo:background-color="#F2F2F2" style:repeat-content="false"/>
      <style:paragraph-properties fo:text-align="center"/>
    </style:style>
    <style:style style:name="ce46" style:family="table-cell" style:parent-style-name="Percent" style:data-style-name="N14">
      <style:table-cell-properties fo:border-top="thin solid #000000" fo:border-bottom="thin solid #000000" fo:border-left="thin solid #000000" fo:border-right="2pt solid #000000" style:vertical-align="middle" fo:wrap-option="wrap" fo:background-color="#F2F2F2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2F2F2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2F2F2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none" fo:border-right="2pt solid #000000" style:vertical-align="middle" fo:wrap-option="wrap" fo:background-color="#F2F2F2" style:repeat-content="false"/>
      <style:paragraph-properties fo:text-align="center"/>
    </style:style>
    <style:style style:name="ce50" style:family="table-cell" style:parent-style-name="Default" style:data-style-name="N3">
      <style:table-cell-properties fo:border-top="thin solid #000000" fo:border-bottom="2pt solid #000000" fo:border-left="2pt solid #000000" fo:border-right="thin solid #000000" style:vertical-align="middle" fo:wrap-option="wrap" fo:background-color="#F2F2F2" style:repeat-content="false"/>
      <style:paragraph-properties fo:text-align="center"/>
    </style:style>
    <style:style style:name="ce51" style:family="table-cell" style:parent-style-name="Percent" style:data-style-name="N14">
      <style:table-cell-properties fo:border-top="thin solid #000000" fo:border-bottom="2pt solid #000000" fo:border-left="thin solid #000000" fo:border-right="2pt solid #000000" style:vertical-align="middle" fo:wrap-option="wrap" fo:background-color="#F2F2F2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wrap-option="wrap" fo:background-color="#F2F2F2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2F2F2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F2F2F2" style:repeat-content="false"/>
      <style:paragraph-properties fo:text-align="center"/>
    </style:style>
    <style:style style:name="ce55" style:family="table-cell" style:parent-style-name="Percent" style:data-style-name="N14">
      <style:table-cell-properties fo:border-top="2pt solid #000000" fo:border-bottom="2pt solid #000000" fo:border-left="thin solid #000000" fo:border-right="2pt solid #000000" style:vertical-align="middle" fo:wrap-option="wrap" fo:background-color="#F2F2F2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F2F2F2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#F2F2F2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fo:background-color="#D9D9D9" style:repeat-content="false"/>
      <style:paragraph-properties fo:text-align="center"/>
    </style:style>
    <style:style style:name="ce60" style:family="table-cell" style:parent-style-name="Default" style:data-style-name="N3">
      <style:table-cell-properties fo:border-top="2pt solid #000000" fo:border-bottom="thin solid #000000" fo:border-left="2pt solid #000000" fo:border-right="thin solid #000000" style:vertical-align="middle" fo:wrap-option="wrap" fo:background-color="#D9D9D9" style:repeat-content="false"/>
      <style:paragraph-properties fo:text-align="center"/>
    </style:style>
    <style:style style:name="ce61" style:family="table-cell" style:parent-style-name="Percent" style:data-style-name="N14">
      <style:table-cell-properties fo:border-top="2pt solid #000000" fo:border-bottom="thin solid #000000" fo:border-left="thin solid #000000" fo:border-right="2pt solid #000000" style:vertical-align="middle" fo:wrap-option="wrap" fo:background-color="#D9D9D9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wrap-option="wrap" fo:background-color="#D9D9D9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fo:background-color="#D9D9D9" style:repeat-content="false"/>
      <style:paragraph-properties fo:text-align="center"/>
    </style:style>
    <style:style style:name="ce66" style:family="table-cell" style:parent-style-name="Default" style:data-style-name="N3">
      <style:table-cell-properties fo:border-top="thin solid #000000" fo:border-bottom="thin solid #000000" fo:border-left="2pt solid #000000" fo:border-right="thin solid #000000" style:vertical-align="middle" fo:wrap-option="wrap" fo:background-color="#D9D9D9" style:repeat-content="false"/>
      <style:paragraph-properties fo:text-align="center"/>
    </style:style>
    <style:style style:name="ce67" style:family="table-cell" style:parent-style-name="Percent" style:data-style-name="N14">
      <style:table-cell-properties fo:border-top="thin solid #000000" fo:border-bottom="thin solid #000000" fo:border-left="thin solid #000000" fo:border-right="2pt solid #000000" style:vertical-align="middle" fo:wrap-option="wrap" fo:background-color="#D9D9D9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9D9D9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D9D9D9" style:repeat-content="false"/>
      <style:paragraph-properties fo:text-align="center"/>
    </style:style>
    <style:style style:name="ce70" style:family="table-cell" style:parent-style-name="Default" style:data-style-name="N3">
      <style:table-cell-properties fo:border-top="thin solid #000000" fo:border-bottom="2pt solid #000000" fo:border-left="2pt solid #000000" fo:border-right="thin solid #000000" style:vertical-align="middle" fo:wrap-option="wrap" fo:background-color="#D9D9D9" style:repeat-content="false"/>
      <style:paragraph-properties fo:text-align="center"/>
    </style:style>
    <style:style style:name="ce71" style:family="table-cell" style:parent-style-name="Percent" style:data-style-name="N14">
      <style:table-cell-properties fo:border-top="thin solid #000000" fo:border-bottom="2pt solid #000000" fo:border-left="thin solid #000000" fo:border-right="2pt solid #000000" style:vertical-align="middle" fo:wrap-option="wrap" fo:background-color="#D9D9D9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wrap-option="wrap" fo:background-color="#D9D9D9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D9D9D9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D9D9D9" style:repeat-content="false"/>
      <style:paragraph-properties fo:text-align="center"/>
    </style:style>
    <style:style style:name="ce75" style:family="table-cell" style:parent-style-name="Percent" style:data-style-name="N14">
      <style:table-cell-properties fo:border-top="2pt solid #000000" fo:border-bottom="2pt solid #000000" fo:border-left="thin solid #000000" fo:border-right="2pt solid #000000" style:vertical-align="middle" fo:wrap-option="wrap" fo:background-color="#D9D9D9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D9D9D9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#D9D9D9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F2F2F2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fo:background-color="#F2F2F2" style:repeat-content="false"/>
      <style:paragraph-properties fo:text-align="center"/>
    </style:style>
    <style:style style:name="ce80" style:family="table-cell" style:parent-style-name="Percent" style:data-style-name="N14">
      <style:table-cell-properties fo:border-top="none" fo:border-bottom="2pt solid #000000" fo:border-left="thin solid #000000" fo:border-right="2pt solid #000000" style:vertical-align="middle" fo:wrap-option="wrap" fo:background-color="#F2F2F2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none" fo:border-bottom="2pt solid #000000" fo:border-left="none" fo:border-right="thin solid #000000" style:vertical-align="middle" fo:wrap-option="wrap" fo:background-color="#F2F2F2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none" fo:border-bottom="2pt solid #000000" fo:border-left="thin solid #000000" fo:border-right="2pt solid #000000" style:vertical-align="middle" fo:wrap-option="wrap" fo:background-color="#F2F2F2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none" fo:border-bottom="thin solid #000000" fo:border-left="none" fo:border-right="2pt solid #000000" style:vertical-align="middle" fo:wrap-option="wrap" fo:background-color="#D9D9D9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D9D9D9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fo:background-color="#D9D9D9" style:repeat-content="false"/>
      <style:paragraph-properties fo:text-align="center"/>
    </style:style>
    <style:style style:name="ce86" style:family="table-cell" style:parent-style-name="Percent" style:data-style-name="N14">
      <style:table-cell-properties fo:border-top="none" fo:border-bottom="thin solid #000000" fo:border-left="thin solid #000000" fo:border-right="2pt solid #000000" style:vertical-align="middle" fo:wrap-option="wrap" fo:background-color="#D9D9D9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D9D9D9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wrap-option="wrap" fo:background-color="#D9D9D9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none" fo:border-left="none" fo:border-right="2pt solid #000000" style:vertical-align="middle" fo:wrap-option="wrap" fo:background-color="#D9D9D9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fo:background-color="#F2F2F2" style:repeat-content="false"/>
      <style:paragraph-properties fo:text-align="center"/>
    </style:style>
    <style:style style:name="ce91" style:family="table-cell" style:parent-style-name="Percent" style:data-style-name="N14">
      <style:table-cell-properties fo:border-top="none" fo:border-bottom="thin solid #000000" fo:border-left="thin solid #000000" fo:border-right="2pt solid #000000" style:vertical-align="middle" fo:wrap-option="wrap" fo:background-color="#F2F2F2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2F2F2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wrap-option="wrap" fo:background-color="#F2F2F2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fo:background-color="#D9D9D9" style:repeat-content="false"/>
      <style:paragraph-properties fo:text-align="center"/>
    </style:style>
    <style:style style:name="ce95" style:family="table-cell" style:parent-style-name="Percent" style:data-style-name="N14">
      <style:table-cell-properties fo:border-top="none" fo:border-bottom="2pt solid #000000" fo:border-left="thin solid #000000" fo:border-right="2pt solid #000000" style:vertical-align="middle" fo:wrap-option="wrap" fo:background-color="#D9D9D9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thin solid #000000" style:vertical-align="middle" fo:wrap-option="wrap" fo:background-color="#D9D9D9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2pt solid #000000" fo:border-left="thin solid #000000" fo:border-right="2pt solid #000000" style:vertical-align="middle" fo:wrap-option="wrap" fo:background-color="#D9D9D9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0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01" style:family="table-cell" style:parent-style-name="Default" style:data-style-name="N0">
      <style:table-cell-properties fo:border="2pt solid #000000" style:vertical-align="automatic" fo:wrap-option="wrap" fo:background-color="#AEAAAA" style:repeat-content="false"/>
      <style:paragraph-properties fo:text-align="center"/>
    </style:style>
    <style:style style:name="ce102" style:family="table-cell" style:parent-style-name="Default" style:data-style-name="N0">
      <style:table-cell-properties fo:border="2pt solid #000000" style:vertical-align="middle" fo:wrap-option="wrap" fo:background-color="#F2F2F2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fo:background-color="#F2F2F2" style:repeat-content="false"/>
      <style:paragraph-properties fo:text-align="center"/>
    </style:style>
    <style:style style:name="ce104" style:family="table-cell" style:parent-style-name="Default" style:data-style-name="N0">
      <style:table-cell-properties fo:border="2pt solid #000000" style:vertical-align="middle" fo:wrap-option="wrap" fo:background-color="#D9D9D9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fo:background-color="#D9D9D9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D9D9D9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start" fo:margin-left="0cm"/>
    </style:style>
    <style:style style:name="ce108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start" fo:margin-left="0cm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style:repeat-content="false"/>
      <style:paragraph-properties fo:text-align="start" fo:margin-left="0cm"/>
    </style:style>
    <style:style style:name="ce11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style:repeat-content="false"/>
      <style:paragraph-properties fo:text-align="start" fo:margin-left="0cm"/>
    </style:style>
    <style:style style:name="ce11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11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start" fo:margin-left="0cm"/>
    </style:style>
    <style:style style:name="ce113" style:family="table-cell" style:parent-style-name="Default" style:data-style-name="N4"/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3.78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5929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9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unter_data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2" table:number-columns-repeated="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8" table:default-cell-style-name="ce2"/>
        <table:table-column table:style-name="co2" table:number-columns-repeated="51" table:default-cell-style-name="ce2"/>
        <table:table-column table:style-name="co1" table:number-columns-repeated="1631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number-columns-spanned="12" table:number-rows-spanned="1" table:style-name="ce98">
            <text:p>Counter with 10 Threads and 20 Iterations</text:p>
          </table:table-cell>
          <table:covered-table-cell table:number-columns-repeated="11"/>
          <table:table-cell table:number-columns-repeated="16370"/>
        </table:table-row>
        <table:table-row table:style-name="ro2">
          <table:table-cell/>
          <table:table-cell table:style-name="ce2"/>
          <table:table-cell office:value-type="string" table:style-name="ce3">
            <text:p>Primitive</text:p>
          </table:table-cell>
          <table:table-cell office:value-type="string" table:style-name="ce4">
            <text:p>L1-dache-load-misses</text:p>
          </table:table-cell>
          <table:table-cell office:value-type="string" table:style-name="ce5">
            <text:p>L1-dache-loads</text:p>
          </table:table-cell>
          <table:table-cell office:value-type="string" table:style-name="ce3">
            <text:p>L1 Cache Hits</text:p>
          </table:table-cell>
          <table:table-cell office:value-type="string" table:style-name="ce3">
            <text:p>% L1 Cache Hits</text:p>
          </table:table-cell>
          <table:table-cell office:value-type="string" table:style-name="ce4">
            <text:p>branch-misses</text:p>
          </table:table-cell>
          <table:table-cell office:value-type="string" table:style-name="ce5">
            <text:p>branches</text:p>
          </table:table-cell>
          <table:table-cell office:value-type="string" table:style-name="ce3">
            <text:p>Branch Hits</text:p>
          </table:table-cell>
          <table:table-cell office:value-type="string" table:style-name="ce3">
            <text:p>%Branch Hits</text:p>
          </table:table-cell>
          <table:table-cell office:value-type="string" table:style-name="ce6">
            <text:p>Thread Run Time (s)</text:p>
          </table:table-cell>
          <table:table-cell office:value-type="string" table:style-name="ce3">
            <text:p>Total Run Time (s)</text:p>
          </table:table-cell>
          <table:table-cell office:value-type="string" table:style-name="ce3">
            <text:p>% In Longest Thread</text:p>
          </table:table-cell>
          <table:table-cell table:number-columns-repeated="16370"/>
        </table:table-row>
        <table:table-row table:style-name="ro3">
          <table:table-cell/>
          <table:table-cell table:style-name="ce2"/>
          <table:table-cell office:value-type="string" table:style-name="ce7">
            <text:p>pthread barrier</text:p>
          </table:table-cell>
          <table:table-cell office:value-type="float" office:value="591792" table:style-name="ce8">
            <text:p>591792</text:p>
          </table:table-cell>
          <table:table-cell office:value-type="float" office:value="6031302" table:style-name="ce9">
            <text:p>6031302</text:p>
          </table:table-cell>
          <table:table-cell office:value-type="float" office:value="5439510" table:formula="of:=[.E4]-[.D4]" table:style-name="ce7">
            <text:p>5439510</text:p>
          </table:table-cell>
          <table:table-cell office:value-type="percentage" office:value="0.90187989260030421" table:formula="of:=[.F4]/[.E4]" table:style-name="ce10">
            <text:p>90.19%</text:p>
          </table:table-cell>
          <table:table-cell office:value-type="float" office:value="64966" table:style-name="ce8">
            <text:p>64966</text:p>
          </table:table-cell>
          <table:table-cell office:value-type="float" office:value="4177953" table:style-name="ce9">
            <text:p>4177953</text:p>
          </table:table-cell>
          <table:table-cell office:value-type="float" office:value="4112987" table:formula="of:=[.I4]-[.H4]" table:style-name="ce7">
            <text:p>4112987</text:p>
          </table:table-cell>
          <table:table-cell office:value-type="percentage" office:value="0.98445027983799727" table:formula="of:=[.J4]/[.I4]" table:style-name="ce10">
            <text:p>98.45%</text:p>
          </table:table-cell>
          <table:table-cell office:value-type="float" office:value="7.424E-3" table:style-name="ce2">
            <text:p>0.007424</text:p>
          </table:table-cell>
          <table:table-cell office:value-type="float" office:value="1.3628227999999999E-2" table:style-name="ce9">
            <text:p>0.013628228</text:p>
          </table:table-cell>
          <table:table-cell office:value-type="percentage" office:value="4.5524832722199836E-2" table:formula="of:=([.M4]-[.L4])/([.M4]*10)" table:style-name="ce10">
            <text:p>4.55%</text:p>
          </table:table-cell>
          <table:table-cell table:number-columns-repeated="16370"/>
        </table:table-row>
        <table:table-row table:style-name="ro1">
          <table:table-cell/>
          <table:table-cell table:style-name="ce2"/>
          <table:table-cell office:value-type="string" table:style-name="ce7">
            <text:p>sense barrier</text:p>
          </table:table-cell>
          <table:table-cell office:value-type="float" office:value="100333" table:style-name="ce8">
            <text:p>100333</text:p>
          </table:table-cell>
          <table:table-cell office:value-type="float" office:value="1981699" table:style-name="ce9">
            <text:p>1981699</text:p>
          </table:table-cell>
          <table:table-cell office:value-type="float" office:value="1881366" table:formula="of:=[.E5]-[.D5]" table:style-name="ce7">
            <text:p>1881366</text:p>
          </table:table-cell>
          <table:table-cell office:value-type="percentage" office:value="0.94937021212605954" table:formula="of:=[.F5]/[.E5]" table:style-name="ce10">
            <text:p>94.94%</text:p>
          </table:table-cell>
          <table:table-cell office:value-type="float" office:value="33415" table:style-name="ce8">
            <text:p>33415</text:p>
          </table:table-cell>
          <table:table-cell office:value-type="float" office:value="1206366" table:style-name="ce9">
            <text:p>1206366</text:p>
          </table:table-cell>
          <table:table-cell office:value-type="float" office:value="1172951" table:formula="of:=[.I5]-[.H5]" table:style-name="ce7">
            <text:p>1172951</text:p>
          </table:table-cell>
          <table:table-cell office:value-type="percentage" office:value="0.97230110928192603" table:formula="of:=[.J5]/[.I5]" table:style-name="ce10">
            <text:p>97.23%</text:p>
          </table:table-cell>
          <table:table-cell office:value-type="float" office:value="1.5899999999999999E-4" table:style-name="ce2">
            <text:p>0.000159</text:p>
          </table:table-cell>
          <table:table-cell office:value-type="float" office:value="5.2657290000000002E-3" table:style-name="ce9">
            <text:p>0.005265729</text:p>
          </table:table-cell>
          <table:table-cell office:value-type="percentage" office:value="9.6980475068124461E-2" table:formula="of:=([.M5]-[.L5])/([.M5]*10)" table:style-name="ce10">
            <text:p>9.70%</text:p>
          </table:table-cell>
          <table:table-cell table:number-columns-repeated="16370"/>
        </table:table-row>
        <table:table-row table:style-name="ro1">
          <table:table-cell/>
          <table:table-cell table:style-name="ce2"/>
          <table:table-cell office:value-type="string" table:style-name="ce7">
            <text:p>pthread lock</text:p>
          </table:table-cell>
          <table:table-cell office:value-type="float" office:value="87730" table:style-name="ce8">
            <text:p>87730</text:p>
          </table:table-cell>
          <table:table-cell office:value-type="float" office:value="1227627" table:style-name="ce9">
            <text:p>1227627</text:p>
          </table:table-cell>
          <table:table-cell office:value-type="float" office:value="1139897" table:formula="of:=[.E6]-[.D6]" table:style-name="ce7">
            <text:p>1139897</text:p>
          </table:table-cell>
          <table:table-cell office:value-type="percentage" office:value="0.92853692530385856" table:formula="of:=[.F6]/[.E6]" table:style-name="ce10">
            <text:p>92.85%</text:p>
          </table:table-cell>
          <table:table-cell office:value-type="float" office:value="30543" table:style-name="ce8">
            <text:p>30543</text:p>
          </table:table-cell>
          <table:table-cell office:value-type="float" office:value="860063" table:style-name="ce9">
            <text:p>860063</text:p>
          </table:table-cell>
          <table:table-cell office:value-type="float" office:value="829520" table:formula="of:=[.I6]-[.H6]" table:style-name="ce7">
            <text:p>829520</text:p>
          </table:table-cell>
          <table:table-cell office:value-type="percentage" office:value="0.96448748521910599" table:formula="of:=[.J6]/[.I6]" table:style-name="ce10">
            <text:p>96.45%</text:p>
          </table:table-cell>
          <table:table-cell office:value-type="float" office:value="8.6000000000000003E-5" table:style-name="ce2">
            <text:p>0.000086</text:p>
          </table:table-cell>
          <table:table-cell office:value-type="float" office:value="4.9542240000000001E-3" table:style-name="ce9">
            <text:p>0.004954224</text:p>
          </table:table-cell>
          <table:table-cell office:value-type="percentage" office:value="9.8264107557510513E-2" table:formula="of:=([.M6]-[.L6])/([.M6]*10)" table:style-name="ce10">
            <text:p>9.83%</text:p>
          </table:table-cell>
          <table:table-cell table:number-columns-repeated="16370"/>
        </table:table-row>
        <table:table-row table:style-name="ro1">
          <table:table-cell/>
          <table:table-cell table:style-name="ce2"/>
          <table:table-cell office:value-type="string" table:style-name="ce7">
            <text:p>tas lock</text:p>
          </table:table-cell>
          <table:table-cell office:value-type="float" office:value="89689" table:style-name="ce8">
            <text:p>89689</text:p>
          </table:table-cell>
          <table:table-cell office:value-type="float" office:value="1221416" table:style-name="ce9">
            <text:p>1221416</text:p>
          </table:table-cell>
          <table:table-cell office:value-type="float" office:value="1131727" table:formula="of:=[.E7]-[.D7]" table:style-name="ce7">
            <text:p>1131727</text:p>
          </table:table-cell>
          <table:table-cell office:value-type="percentage" office:value="0.9265696535823994" table:formula="of:=[.F7]/[.E7]" table:style-name="ce10">
            <text:p>92.66%</text:p>
          </table:table-cell>
          <table:table-cell office:value-type="float" office:value="29754" table:style-name="ce8">
            <text:p>29754</text:p>
          </table:table-cell>
          <table:table-cell office:value-type="float" office:value="853708" table:style-name="ce9">
            <text:p>853708</text:p>
          </table:table-cell>
          <table:table-cell office:value-type="float" office:value="823954" table:formula="of:=[.I7]-[.H7]" table:style-name="ce7">
            <text:p>823954</text:p>
          </table:table-cell>
          <table:table-cell office:value-type="percentage" office:value="0.96514733374877593" table:formula="of:=[.J7]/[.I7]" table:style-name="ce10">
            <text:p>96.51%</text:p>
          </table:table-cell>
          <table:table-cell office:value-type="float" office:value="2.2599999999999999E-4" table:style-name="ce2">
            <text:p>0.000226</text:p>
          </table:table-cell>
          <table:table-cell office:value-type="float" office:value="5.2147299999999999E-3" table:style-name="ce9">
            <text:p>0.00521473</text:p>
          </table:table-cell>
          <table:table-cell office:value-type="percentage" office:value="9.5666122694751221E-2" table:formula="of:=([.M7]-[.L7])/([.M7]*10)" table:style-name="ce10">
            <text:p>9.57%</text:p>
          </table:table-cell>
          <table:table-cell table:number-columns-repeated="16370"/>
        </table:table-row>
        <table:table-row table:style-name="ro1">
          <table:table-cell/>
          <table:table-cell table:style-name="ce2"/>
          <table:table-cell office:value-type="string" table:style-name="ce7">
            <text:p>ttas lock</text:p>
          </table:table-cell>
          <table:table-cell office:value-type="float" office:value="98975" table:style-name="ce8">
            <text:p>98975</text:p>
          </table:table-cell>
          <table:table-cell office:value-type="float" office:value="1231128" table:style-name="ce9">
            <text:p>1231128</text:p>
          </table:table-cell>
          <table:table-cell office:value-type="float" office:value="1132153" table:formula="of:=[.E8]-[.D8]" table:style-name="ce7">
            <text:p>1132153</text:p>
          </table:table-cell>
          <table:table-cell office:value-type="percentage" office:value="0.91960624727891815" table:formula="of:=[.F8]/[.E8]" table:style-name="ce10">
            <text:p>91.96%</text:p>
          </table:table-cell>
          <table:table-cell office:value-type="float" office:value="31568" table:style-name="ce8">
            <text:p>31568</text:p>
          </table:table-cell>
          <table:table-cell office:value-type="float" office:value="858337" table:style-name="ce9">
            <text:p>858337</text:p>
          </table:table-cell>
          <table:table-cell office:value-type="float" office:value="826769" table:formula="of:=[.I8]-[.H8]" table:style-name="ce7">
            <text:p>826769</text:p>
          </table:table-cell>
          <table:table-cell office:value-type="percentage" office:value="0.96322190468312563" table:formula="of:=[.J8]/[.I8]" table:style-name="ce10">
            <text:p>96.32%</text:p>
          </table:table-cell>
          <table:table-cell office:value-type="float" office:value="1.02E-4" table:style-name="ce2">
            <text:p>0.000102</text:p>
          </table:table-cell>
          <table:table-cell office:value-type="float" office:value="4.782138E-3" table:style-name="ce9">
            <text:p>0.004782138</text:p>
          </table:table-cell>
          <table:table-cell office:value-type="percentage" office:value="9.7867062807472316E-2" table:formula="of:=([.M8]-[.L8])/([.M8]*10)" table:style-name="ce10">
            <text:p>9.79%</text:p>
          </table:table-cell>
          <table:table-cell table:number-columns-repeated="16370"/>
        </table:table-row>
        <table:table-row table:style-name="ro1">
          <table:table-cell/>
          <table:table-cell table:style-name="ce2"/>
          <table:table-cell office:value-type="string" table:style-name="ce11">
            <text:p>ticket lock</text:p>
          </table:table-cell>
          <table:table-cell office:value-type="float" office:value="92781" table:style-name="ce12">
            <text:p>92781</text:p>
          </table:table-cell>
          <table:table-cell office:value-type="float" office:value="1275947" table:style-name="ce13">
            <text:p>1275947</text:p>
          </table:table-cell>
          <table:table-cell office:value-type="float" office:value="1183166" table:formula="of:=[.E9]-[.D9]" table:style-name="ce11">
            <text:p>1183166</text:p>
          </table:table-cell>
          <table:table-cell office:value-type="percentage" office:value="0.92728459724424295" table:formula="of:=[.F9]/[.E9]" table:style-name="ce14">
            <text:p>92.73%</text:p>
          </table:table-cell>
          <table:table-cell office:value-type="float" office:value="31426" table:style-name="ce12">
            <text:p>31426</text:p>
          </table:table-cell>
          <table:table-cell office:value-type="float" office:value="879774" table:style-name="ce13">
            <text:p>879774</text:p>
          </table:table-cell>
          <table:table-cell office:value-type="float" office:value="848348" table:formula="of:=[.I9]-[.H9]" table:style-name="ce11">
            <text:p>848348</text:p>
          </table:table-cell>
          <table:table-cell office:value-type="percentage" office:value="0.96427946268018827" table:formula="of:=[.J9]/[.I9]" table:style-name="ce14">
            <text:p>96.43%</text:p>
          </table:table-cell>
          <table:table-cell office:value-type="float" office:value="1.01E-4" table:style-name="ce15">
            <text:p>0.000101</text:p>
          </table:table-cell>
          <table:table-cell office:value-type="float" office:value="4.8474690000000001E-3" table:style-name="ce13">
            <text:p>0.004847469</text:p>
          </table:table-cell>
          <table:table-cell office:value-type="percentage" office:value="9.7916438454789492E-2" table:formula="of:=([.M9]-[.L9])/([.M9]*10)" table:style-name="ce14">
            <text:p>9.79%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3" table:number-rows-spanned="1" table:style-name="ce99">
            <text:p>Mysort with 10 Threads and Input File test_case9.txt</text:p>
          </table:table-cell>
          <table:covered-table-cell table:number-columns-repeated="12"/>
          <table:table-cell table:number-columns-repeated="16370"/>
        </table:table-row>
        <table:table-row table:style-name="ro4">
          <table:table-cell/>
          <table:table-cell office:value-type="string" table:style-name="ce16">
            <text:p>Barrier Implementation</text:p>
          </table:table-cell>
          <table:table-cell office:value-type="string" table:style-name="ce17">
            <text:p>Lock Implementation</text:p>
          </table:table-cell>
          <table:table-cell office:value-type="string" table:style-name="ce18">
            <text:p>L1-dache-load-misses</text:p>
          </table:table-cell>
          <table:table-cell office:value-type="string" table:style-name="ce17">
            <text:p>L1-dache-loads</text:p>
          </table:table-cell>
          <table:table-cell office:value-type="string" table:style-name="ce18">
            <text:p>L1 Cache Hits</text:p>
          </table:table-cell>
          <table:table-cell office:value-type="string" table:style-name="ce17">
            <text:p>% L1 Cache Hits</text:p>
          </table:table-cell>
          <table:table-cell office:value-type="string" table:style-name="ce18">
            <text:p>branch-misses</text:p>
          </table:table-cell>
          <table:table-cell office:value-type="string" table:style-name="ce17">
            <text:p>branches</text:p>
          </table:table-cell>
          <table:table-cell office:value-type="string" table:style-name="ce18">
            <text:p>Branch Hits</text:p>
          </table:table-cell>
          <table:table-cell office:value-type="string" table:style-name="ce17">
            <text:p>%Branch Hits</text:p>
          </table:table-cell>
          <table:table-cell office:value-type="string" table:style-name="ce18">
            <text:p>Thread Run Time (s)</text:p>
          </table:table-cell>
          <table:table-cell office:value-type="string" table:style-name="ce17">
            <text:p>Total Run Time (s)</text:p>
          </table:table-cell>
          <table:table-cell office:value-type="string" table:style-name="ce17">
            <text:p>% In Longest Thread</text:p>
          </table:table-cell>
          <table:table-cell table:number-columns-repeated="16370"/>
        </table:table-row>
        <table:table-row table:style-name="ro1">
          <table:table-cell/>
          <table:table-cell office:value-type="string" table:number-columns-spanned="1" table:number-rows-spanned="4" table:style-name="ce100">
            <text:p>pthread barrier</text:p>
          </table:table-cell>
          <table:table-cell office:value-type="string" table:style-name="ce9">
            <text:p>pthread lock</text:p>
          </table:table-cell>
          <table:table-cell office:value-type="float" office:value="76828" table:style-name="ce19">
            <text:p>76,828</text:p>
          </table:table-cell>
          <table:table-cell office:value-type="float" office:value="1169625" table:style-name="ce20">
            <text:p>1,169,625</text:p>
          </table:table-cell>
          <table:table-cell office:value-type="float" office:value="1092797" table:formula="of:=[.E13]-[.D13]" table:style-name="ce19">
            <text:p>1,092,797</text:p>
          </table:table-cell>
          <table:table-cell office:value-type="percentage" office:value="0.93431398952655764" table:formula="of:=[.F13]/[.E13]" table:style-name="ce21">
            <text:p>93.43%</text:p>
          </table:table-cell>
          <table:table-cell office:value-type="float" office:value="32930" table:style-name="ce19">
            <text:p>32,930</text:p>
          </table:table-cell>
          <table:table-cell office:value-type="float" office:value="819579" table:style-name="ce20">
            <text:p>819,579</text:p>
          </table:table-cell>
          <table:table-cell office:value-type="float" office:value="786649" table:formula="of:=[.I13]-[.H13]" table:style-name="ce19">
            <text:p>786,649</text:p>
          </table:table-cell>
          <table:table-cell office:value-type="percentage" office:value="0.95982083484325487" table:formula="of:=[.J13]/[.I13]" table:style-name="ce21">
            <text:p>95.98%</text:p>
          </table:table-cell>
          <table:table-cell office:value-type="float" office:value="7.2999999999999999E-5" table:style-name="ce8">
            <text:p>0.000073</text:p>
          </table:table-cell>
          <table:table-cell office:value-type="float" office:value="6.7269570000000004E-3" table:style-name="ce9">
            <text:p>0.006726957</text:p>
          </table:table-cell>
          <table:table-cell office:value-type="percentage" office:value="9.8914813934443166E-2" table:formula="of:=([.M13]-[.L13])/([.M13]*10)" table:style-name="ce21">
            <text:p>9.89%</text:p>
          </table:table-cell>
          <table:table-cell table:number-columns-repeated="16370"/>
        </table:table-row>
        <table:table-row table:style-name="ro1">
          <table:table-cell/>
          <table:covered-table-cell/>
          <table:table-cell office:value-type="string" table:style-name="ce9">
            <text:p>tas lock</text:p>
          </table:table-cell>
          <table:table-cell office:value-type="float" office:value="70033" table:style-name="ce19">
            <text:p>70,033</text:p>
          </table:table-cell>
          <table:table-cell office:value-type="float" office:value="1143731" table:style-name="ce20">
            <text:p>1,143,731</text:p>
          </table:table-cell>
          <table:table-cell office:value-type="float" office:value="1073698" table:formula="of:=[.E14]-[.D14]" table:style-name="ce19">
            <text:p>1,073,698</text:p>
          </table:table-cell>
          <table:table-cell office:value-type="percentage" office:value="0.93876794456039048" table:formula="of:=[.F14]/[.E14]" table:style-name="ce21">
            <text:p>93.88%</text:p>
          </table:table-cell>
          <table:table-cell office:value-type="float" office:value="29134" table:style-name="ce19">
            <text:p>29,134</text:p>
          </table:table-cell>
          <table:table-cell office:value-type="float" office:value="798721" table:style-name="ce20">
            <text:p>798,721</text:p>
          </table:table-cell>
          <table:table-cell office:value-type="float" office:value="769587" table:formula="of:=[.I14]-[.H14]" table:style-name="ce19">
            <text:p>769,587</text:p>
          </table:table-cell>
          <table:table-cell office:value-type="percentage" office:value="0.96352418428963305" table:formula="of:=[.J14]/[.I14]" table:style-name="ce21">
            <text:p>96.35%</text:p>
          </table:table-cell>
          <table:table-cell office:value-type="float" office:value="1.3100000000000001E-4" table:style-name="ce8">
            <text:p>0.000131</text:p>
          </table:table-cell>
          <table:table-cell office:value-type="float" office:value="5.5119130000000002E-3" table:style-name="ce9">
            <text:p>0.005511913</text:p>
          </table:table-cell>
          <table:table-cell office:value-type="percentage" office:value="9.762332968608177E-2" table:formula="of:=([.M14]-[.L14])/([.M14]*10)" table:style-name="ce21">
            <text:p>9.76%</text:p>
          </table:table-cell>
          <table:table-cell table:number-columns-repeated="16370"/>
        </table:table-row>
        <table:table-row table:style-name="ro1">
          <table:table-cell/>
          <table:covered-table-cell/>
          <table:table-cell office:value-type="string" table:style-name="ce9">
            <text:p>ttas lock</text:p>
          </table:table-cell>
          <table:table-cell office:value-type="float" office:value="77700" table:style-name="ce19">
            <text:p>77,700</text:p>
          </table:table-cell>
          <table:table-cell office:value-type="float" office:value="1150242" table:style-name="ce20">
            <text:p>1,150,242</text:p>
          </table:table-cell>
          <table:table-cell office:value-type="float" office:value="1072542" table:formula="of:=[.E15]-[.D15]" table:style-name="ce19">
            <text:p>1,072,542</text:p>
          </table:table-cell>
          <table:table-cell office:value-type="percentage" office:value="0.93244899768918188" table:formula="of:=[.F15]/[.E15]" table:style-name="ce21">
            <text:p>93.24%</text:p>
          </table:table-cell>
          <table:table-cell office:value-type="float" office:value="30705" table:style-name="ce19">
            <text:p>30,705</text:p>
          </table:table-cell>
          <table:table-cell office:value-type="float" office:value="802636" table:style-name="ce20">
            <text:p>802,636</text:p>
          </table:table-cell>
          <table:table-cell office:value-type="float" office:value="771931" table:formula="of:=[.I15]-[.H15]" table:style-name="ce19">
            <text:p>771,931</text:p>
          </table:table-cell>
          <table:table-cell office:value-type="percentage" office:value="0.96174480088109682" table:formula="of:=[.J15]/[.I15]" table:style-name="ce21">
            <text:p>96.17%</text:p>
          </table:table-cell>
          <table:table-cell office:value-type="float" office:value="8.2000000000000001E-5" table:style-name="ce8">
            <text:p>0.000082</text:p>
          </table:table-cell>
          <table:table-cell office:value-type="float" office:value="6.2019909999999996E-3" table:style-name="ce9">
            <text:p>0.006201991</text:p>
          </table:table-cell>
          <table:table-cell office:value-type="percentage" office:value="9.867784393753555E-2" table:formula="of:=([.M15]-[.L15])/([.M15]*10)" table:style-name="ce21">
            <text:p>9.87%</text:p>
          </table:table-cell>
          <table:table-cell table:number-columns-repeated="16370"/>
        </table:table-row>
        <table:table-row table:style-name="ro1">
          <table:table-cell/>
          <table:covered-table-cell/>
          <table:table-cell office:value-type="string" table:style-name="ce9">
            <text:p>ticket lock</text:p>
          </table:table-cell>
          <table:table-cell office:value-type="float" office:value="71244" table:style-name="ce19">
            <text:p>71,244</text:p>
          </table:table-cell>
          <table:table-cell office:value-type="float" office:value="1150432" table:style-name="ce20">
            <text:p>1,150,432</text:p>
          </table:table-cell>
          <table:table-cell office:value-type="float" office:value="1079188" table:formula="of:=[.E16]-[.D16]" table:style-name="ce19">
            <text:p>1,079,188</text:p>
          </table:table-cell>
          <table:table-cell office:value-type="percentage" office:value="0.93807195905538099" table:formula="of:=[.F16]/[.E16]" table:style-name="ce21">
            <text:p>93.81%</text:p>
          </table:table-cell>
          <table:table-cell office:value-type="float" office:value="28873" table:style-name="ce19">
            <text:p>28,873</text:p>
          </table:table-cell>
          <table:table-cell office:value-type="float" office:value="804597" table:style-name="ce20">
            <text:p>804,597</text:p>
          </table:table-cell>
          <table:table-cell office:value-type="float" office:value="775724" table:formula="of:=[.I16]-[.H16]" table:style-name="ce19">
            <text:p>775,724</text:p>
          </table:table-cell>
          <table:table-cell office:value-type="percentage" office:value="0.96411495444303175" table:formula="of:=[.J16]/[.I16]" table:style-name="ce21">
            <text:p>96.41%</text:p>
          </table:table-cell>
          <table:table-cell office:value-type="float" office:value="5.3000000000000001E-5" table:style-name="ce8">
            <text:p>0.000053</text:p>
          </table:table-cell>
          <table:table-cell office:value-type="float" office:value="5.5239099999999999E-3" table:style-name="ce9">
            <text:p>0.00552391</text:p>
          </table:table-cell>
          <table:table-cell office:value-type="percentage" office:value="9.9040534693722385E-2" table:formula="of:=([.M16]-[.L16])/([.M16]*10)" table:style-name="ce21">
            <text:p>9.90%</text:p>
          </table:table-cell>
          <table:table-cell table:number-columns-repeated="16370"/>
        </table:table-row>
        <table:table-row table:style-name="ro1">
          <table:table-cell/>
          <table:table-cell office:value-type="string" table:number-columns-spanned="1" table:number-rows-spanned="4" table:style-name="ce100">
            <text:p>sense barrier</text:p>
          </table:table-cell>
          <table:table-cell office:value-type="string" table:style-name="ce22">
            <text:p>pthread lock</text:p>
          </table:table-cell>
          <table:table-cell office:value-type="float" office:value="72430" table:style-name="ce23">
            <text:p>72,430</text:p>
          </table:table-cell>
          <table:table-cell office:value-type="float" office:value="1151675" table:style-name="ce24">
            <text:p>1,151,675</text:p>
          </table:table-cell>
          <table:table-cell office:value-type="float" office:value="1079245" table:formula="of:=[.E17]-[.D17]" table:style-name="ce23">
            <text:p>1,079,245</text:p>
          </table:table-cell>
          <table:table-cell office:value-type="percentage" office:value="0.93710899342262355" table:formula="of:=[.F17]/[.E17]" table:style-name="ce25">
            <text:p>93.71%</text:p>
          </table:table-cell>
          <table:table-cell office:value-type="float" office:value="30554" table:style-name="ce23">
            <text:p>30,554</text:p>
          </table:table-cell>
          <table:table-cell office:value-type="float" office:value="805068" table:style-name="ce24">
            <text:p>805,068</text:p>
          </table:table-cell>
          <table:table-cell office:value-type="float" office:value="774514" table:formula="of:=[.I17]-[.H17]" table:style-name="ce23">
            <text:p>774,514</text:p>
          </table:table-cell>
          <table:table-cell office:value-type="percentage" office:value="0.96204792638634251" table:formula="of:=[.J17]/[.I17]" table:style-name="ce25">
            <text:p>96.20%</text:p>
          </table:table-cell>
          <table:table-cell office:value-type="float" office:value="1.0399999999999999E-4" table:style-name="ce26">
            <text:p>0.000104</text:p>
          </table:table-cell>
          <table:table-cell office:value-type="float" office:value="5.8758359999999997E-3" table:style-name="ce27">
            <text:p>0.005875836</text:p>
          </table:table-cell>
          <table:table-cell office:value-type="percentage" office:value="9.8230039095713359E-2" table:formula="of:=([.M17]-[.L17])/([.M17]*10)" table:style-name="ce25">
            <text:p>9.82%</text:p>
          </table:table-cell>
          <table:table-cell table:number-columns-repeated="16370"/>
        </table:table-row>
        <table:table-row table:style-name="ro1">
          <table:table-cell/>
          <table:covered-table-cell/>
          <table:table-cell office:value-type="string" table:style-name="ce7">
            <text:p>tas lock</text:p>
          </table:table-cell>
          <table:table-cell office:value-type="float" office:value="68409" table:style-name="ce19">
            <text:p>68,409</text:p>
          </table:table-cell>
          <table:table-cell office:value-type="float" office:value="1492774" table:style-name="ce20">
            <text:p>1,492,774</text:p>
          </table:table-cell>
          <table:table-cell office:value-type="float" office:value="1424365" table:formula="of:=[.E18]-[.D18]" table:style-name="ce19">
            <text:p>1,424,365</text:p>
          </table:table-cell>
          <table:table-cell office:value-type="percentage" office:value="0.95417323720804359" table:formula="of:=[.F18]/[.E18]" table:style-name="ce21">
            <text:p>95.42%</text:p>
          </table:table-cell>
          <table:table-cell office:value-type="float" office:value="28491" table:style-name="ce19">
            <text:p>28,491</text:p>
          </table:table-cell>
          <table:table-cell office:value-type="float" office:value="962890" table:style-name="ce20">
            <text:p>962,890</text:p>
          </table:table-cell>
          <table:table-cell office:value-type="float" office:value="934399" table:formula="of:=[.I18]-[.H18]" table:style-name="ce19">
            <text:p>934,399</text:p>
          </table:table-cell>
          <table:table-cell office:value-type="percentage" office:value="0.97041095036816249" table:formula="of:=[.J18]/[.I18]" table:style-name="ce21">
            <text:p>97.04%</text:p>
          </table:table-cell>
          <table:table-cell office:value-type="float" office:value="1.077E-6" table:style-name="ce8">
            <text:p>0.000001077</text:p>
          </table:table-cell>
          <table:table-cell office:value-type="float" office:value="5.1933400000000003E-3" table:style-name="ce9">
            <text:p>0.00519334</text:p>
          </table:table-cell>
          <table:table-cell office:value-type="percentage" office:value="9.9979261900819114E-2" table:formula="of:=([.M18]-[.L18])/([.M18]*10)" table:style-name="ce21">
            <text:p>10.00%</text:p>
          </table:table-cell>
          <table:table-cell table:number-columns-repeated="16370"/>
        </table:table-row>
        <table:table-row table:style-name="ro1">
          <table:table-cell/>
          <table:covered-table-cell/>
          <table:table-cell office:value-type="string" table:style-name="ce7">
            <text:p>ttas lock</text:p>
          </table:table-cell>
          <table:table-cell office:value-type="float" office:value="71438" table:style-name="ce19">
            <text:p>71,438</text:p>
          </table:table-cell>
          <table:table-cell office:value-type="float" office:value="1386925" table:style-name="ce20">
            <text:p>1,386,925</text:p>
          </table:table-cell>
          <table:table-cell office:value-type="float" office:value="1315487" table:formula="of:=[.E19]-[.D19]" table:style-name="ce19">
            <text:p>1,315,487</text:p>
          </table:table-cell>
          <table:table-cell office:value-type="percentage" office:value="0.94849180741568573" table:formula="of:=[.F19]/[.E19]" table:style-name="ce21">
            <text:p>94.85%</text:p>
          </table:table-cell>
          <table:table-cell office:value-type="float" office:value="28575" table:style-name="ce19">
            <text:p>28,575</text:p>
          </table:table-cell>
          <table:table-cell office:value-type="float" office:value="912243" table:style-name="ce28">
            <text:p>912,243</text:p>
          </table:table-cell>
          <table:table-cell office:value-type="float" office:value="883668" table:formula="of:=[.I19]-[.H19]" table:style-name="ce19">
            <text:p>883,668</text:p>
          </table:table-cell>
          <table:table-cell office:value-type="percentage" office:value="0.96867610932613346" table:formula="of:=[.J19]/[.I19]" table:style-name="ce21">
            <text:p>96.87%</text:p>
          </table:table-cell>
          <table:table-cell office:value-type="float" office:value="1.071E-6" table:style-name="ce8">
            <text:p>0.000001071</text:p>
          </table:table-cell>
          <table:table-cell office:value-type="float" office:value="6.001185E-3" table:style-name="ce9">
            <text:p>0.006001185</text:p>
          </table:table-cell>
          <table:table-cell office:value-type="percentage" office:value="9.9982153524678874E-2" table:formula="of:=([.M19]-[.L19])/([.M19]*10)" table:style-name="ce21">
            <text:p>10.00%</text:p>
          </table:table-cell>
          <table:table-cell table:number-columns-repeated="16370"/>
        </table:table-row>
        <table:table-row table:style-name="ro1">
          <table:table-cell/>
          <table:covered-table-cell/>
          <table:table-cell office:value-type="string" table:style-name="ce11">
            <text:p>ticket lock</text:p>
          </table:table-cell>
          <table:table-cell office:value-type="float" office:value="79235" table:style-name="ce29">
            <text:p>79,235</text:p>
          </table:table-cell>
          <table:table-cell office:value-type="float" office:value="1477011" table:style-name="ce30">
            <text:p>1,477,011</text:p>
          </table:table-cell>
          <table:table-cell office:value-type="float" office:value="1397776" table:formula="of:=[.E20]-[.D20]" table:style-name="ce29">
            <text:p>1,397,776</text:p>
          </table:table-cell>
          <table:table-cell office:value-type="percentage" office:value="0.94635449566726315" table:formula="of:=[.F20]/[.E20]" table:style-name="ce31">
            <text:p>94.64%</text:p>
          </table:table-cell>
          <table:table-cell office:value-type="float" office:value="28576" table:style-name="ce29">
            <text:p>28,576</text:p>
          </table:table-cell>
          <table:table-cell office:value-type="float" office:value="956878" table:style-name="ce30">
            <text:p>956,878</text:p>
          </table:table-cell>
          <table:table-cell office:value-type="float" office:value="928302" table:formula="of:=[.I20]-[.H20]" table:style-name="ce29">
            <text:p>928,302</text:p>
          </table:table-cell>
          <table:table-cell office:value-type="percentage" office:value="0.9701362138120011" table:formula="of:=[.J20]/[.I20]" table:style-name="ce31">
            <text:p>97.01%</text:p>
          </table:table-cell>
          <table:table-cell office:value-type="float" office:value="6.0000000000000002E-6" table:style-name="ce12">
            <text:p>0.000006</text:p>
          </table:table-cell>
          <table:table-cell office:value-type="float" office:value="5.4566060000000001E-3" table:style-name="ce13">
            <text:p>0.005456606</text:p>
          </table:table-cell>
          <table:table-cell office:value-type="percentage" office:value="9.9890041538641422E-2" table:formula="of:=([.M20]-[.L20])/([.M20]*10)" table:style-name="ce31">
            <text:p>9.99%</text:p>
          </table:table-cell>
          <table:table-cell table:number-columns-repeated="16370"/>
        </table:table-row>
        <table:table-row table:style-name="ro5">
          <table:table-cell/>
          <table:table-cell table:number-columns-repeated="64" table:style-name="ce2"/>
          <table:table-cell table:number-columns-repeated="16319"/>
        </table:table-row>
        <table:table-row table:style-name="ro5">
          <table:table-cell/>
          <table:table-cell office:value-type="string" table:number-columns-spanned="9" table:number-rows-spanned="1" table:style-name="ce101">
            <text:p>Lock Comparision</text:p>
          </table:table-cell>
          <table:covered-table-cell table:number-columns-repeated="8"/>
          <table:table-cell table:number-columns-repeated="55" table:style-name="ce2"/>
          <table:table-cell table:number-columns-repeated="16319"/>
        </table:table-row>
        <table:table-row table:style-name="ro6">
          <table:table-cell/>
          <table:table-cell office:value-type="string" table:style-name="ce32">
            <text:p>Lock</text:p>
          </table:table-cell>
          <table:table-cell office:value-type="string" table:style-name="ce33">
            <text:p>Barrier</text:p>
          </table:table-cell>
          <table:table-cell office:value-type="string" table:style-name="ce34">
            <text:p>Test</text:p>
          </table:table-cell>
          <table:table-cell office:value-type="string" table:style-name="ce35">
            <text:p>L1 Cache Hits</text:p>
          </table:table-cell>
          <table:table-cell office:value-type="string" table:style-name="ce36">
            <text:p>% L1 Cache Hits</text:p>
          </table:table-cell>
          <table:table-cell office:value-type="string" table:style-name="ce35">
            <text:p>Branch Hits</text:p>
          </table:table-cell>
          <table:table-cell office:value-type="string" table:style-name="ce36">
            <text:p>%Branch Hits</text:p>
          </table:table-cell>
          <table:table-cell office:value-type="string" table:style-name="ce37">
            <text:p>Thread Run Time (s)</text:p>
          </table:table-cell>
          <table:table-cell office:value-type="string" table:style-name="ce36">
            <text:p>Total Run Time (s)</text:p>
          </table:table-cell>
          <table:table-cell table:number-columns-repeated="55" table:style-name="ce2"/>
          <table:table-cell table:number-columns-repeated="16319"/>
        </table:table-row>
        <table:table-row table:style-name="ro5">
          <table:table-cell/>
          <table:table-cell office:value-type="string" table:number-columns-spanned="1" table:number-rows-spanned="4" table:style-name="ce102">
            <text:p>pthread</text:p>
          </table:table-cell>
          <table:table-cell office:value-type="string" table:style-name="ce38">
            <text:p>N/A</text:p>
          </table:table-cell>
          <table:table-cell office:value-type="string" table:style-name="ce39">
            <text:p>counter</text:p>
          </table:table-cell>
          <table:table-cell office:value-type="float" office:value="1139897" table:formula="of:=[.F6]" table:style-name="ce40">
            <text:p>1139897</text:p>
          </table:table-cell>
          <table:table-cell office:value-type="percentage" office:value="0.92853692530385856" table:formula="of:=[.G6]" table:style-name="ce41">
            <text:p>92.85%</text:p>
          </table:table-cell>
          <table:table-cell office:value-type="float" office:value="829520" table:formula="of:=[.J6]" table:style-name="ce40">
            <text:p>829520</text:p>
          </table:table-cell>
          <table:table-cell office:value-type="percentage" office:value="0.96448748521910599" table:formula="of:=[.K6]" table:style-name="ce41">
            <text:p>96.45%</text:p>
          </table:table-cell>
          <table:table-cell office:value-type="float" office:value="8.6000000000000003E-5" table:formula="of:=[.L6]" table:style-name="ce42">
            <text:p>0.000086</text:p>
          </table:table-cell>
          <table:table-cell office:value-type="float" office:value="4.9542240000000001E-3" table:formula="of:=[.M6]" table:style-name="ce43">
            <text:p>0.004954224</text:p>
          </table:table-cell>
          <table:table-cell table:number-columns-repeated="55" table:style-name="ce2"/>
          <table:table-cell table:number-columns-repeated="16319"/>
        </table:table-row>
        <table:table-row table:style-name="ro5">
          <table:table-cell/>
          <table:covered-table-cell/>
          <table:table-cell office:value-type="string" table:style-name="ce44">
            <text:p>pthread</text:p>
          </table:table-cell>
          <table:table-cell office:value-type="string" table:number-columns-spanned="1" table:number-rows-spanned="2" table:style-name="ce103">
            <text:p>mysort</text:p>
          </table:table-cell>
          <table:table-cell office:value-type="float" office:value="1092797" table:formula="of:=[.F13]" table:style-name="ce45">
            <text:p>1,092,797</text:p>
          </table:table-cell>
          <table:table-cell office:value-type="percentage" office:value="0.93431398952655764" table:formula="of:=[.G13]" table:style-name="ce46">
            <text:p>93.43%</text:p>
          </table:table-cell>
          <table:table-cell office:value-type="float" office:value="786649" table:formula="of:=[.J13]" table:style-name="ce45">
            <text:p>786,649</text:p>
          </table:table-cell>
          <table:table-cell office:value-type="percentage" office:value="0.95982083484325487" table:formula="of:=[.K13]" table:style-name="ce46">
            <text:p>95.98%</text:p>
          </table:table-cell>
          <table:table-cell office:value-type="float" office:value="7.2999999999999999E-5" table:formula="of:=[.L13]" table:style-name="ce47">
            <text:p>0.000073</text:p>
          </table:table-cell>
          <table:table-cell office:value-type="float" office:value="6.7269570000000004E-3" table:formula="of:=[.M13]" table:style-name="ce48">
            <text:p>0.006726957</text:p>
          </table:table-cell>
          <table:table-cell table:number-columns-repeated="55" table:style-name="ce2"/>
          <table:table-cell table:number-columns-repeated="16319"/>
        </table:table-row>
        <table:table-row table:style-name="ro5">
          <table:table-cell/>
          <table:covered-table-cell/>
          <table:table-cell office:value-type="string" table:style-name="ce49">
            <text:p>sense</text:p>
          </table:table-cell>
          <table:covered-table-cell/>
          <table:table-cell office:value-type="float" office:value="1079245" table:formula="of:=[.F17]" table:style-name="ce50">
            <text:p>1,079,245</text:p>
          </table:table-cell>
          <table:table-cell office:value-type="percentage" office:value="0.93710899342262355" table:formula="of:=[.G17]" table:style-name="ce51">
            <text:p>93.71%</text:p>
          </table:table-cell>
          <table:table-cell office:value-type="float" office:value="774514" table:formula="of:=[.J17]" table:style-name="ce50">
            <text:p>774,514</text:p>
          </table:table-cell>
          <table:table-cell office:value-type="percentage" office:value="0.96204792638634251" table:formula="of:=[.K17]" table:style-name="ce51">
            <text:p>96.20%</text:p>
          </table:table-cell>
          <table:table-cell office:value-type="float" office:value="1.0399999999999999E-4" table:formula="of:=[.L17]" table:style-name="ce52">
            <text:p>0.000104</text:p>
          </table:table-cell>
          <table:table-cell office:value-type="float" office:value="5.8758359999999997E-3" table:formula="of:=[.M17]" table:style-name="ce53">
            <text:p>0.005875836</text:p>
          </table:table-cell>
          <table:table-cell table:number-columns-repeated="55" table:style-name="ce2"/>
          <table:table-cell table:number-columns-repeated="16319"/>
        </table:table-row>
        <table:table-row table:style-name="ro5">
          <table:table-cell/>
          <table:covered-table-cell/>
          <table:table-cell office:value-type="string" table:number-columns-spanned="2" table:number-rows-spanned="1" table:style-name="ce102">
            <text:p>Average</text:p>
          </table:table-cell>
          <table:covered-table-cell/>
          <table:table-cell office:value-type="float" office:value="1103979.6666666667" table:formula="of:=SUM([.E24:.E26])/3" table:style-name="ce54">
            <text:p>1103979.667</text:p>
          </table:table-cell>
          <table:table-cell office:value-type="percentage" office:value="0.93331996941767992" table:formula="of:=SUM([.F24:.F26])/3" table:style-name="ce55">
            <text:p>93.33%</text:p>
          </table:table-cell>
          <table:table-cell office:value-type="float" office:value="796894.33333333337" table:formula="of:=SUM([.G24:.G26])/3" table:style-name="ce54">
            <text:p>796894.3333</text:p>
          </table:table-cell>
          <table:table-cell office:value-type="percentage" office:value="0.96211874881623449" table:formula="of:=SUM([.H24:.H26])/3" table:style-name="ce55">
            <text:p>96.21%</text:p>
          </table:table-cell>
          <table:table-cell office:value-type="float" office:value="8.7666666666666665E-5" table:formula="of:=SUM([.I24:.I26])/3" table:style-name="ce56">
            <text:p>8.76667E-05</text:p>
          </table:table-cell>
          <table:table-cell office:value-type="float" office:value="5.8523390000000007E-3" table:formula="of:=SUM([.J24:.J26])/3" table:style-name="ce57">
            <text:p>0.005852339</text:p>
          </table:table-cell>
          <table:table-cell table:number-columns-repeated="55" table:style-name="ce2"/>
          <table:table-cell table:number-columns-repeated="16319"/>
        </table:table-row>
        <table:table-row table:style-name="ro5">
          <table:table-cell/>
          <table:table-cell office:value-type="string" table:number-columns-spanned="1" table:number-rows-spanned="4" table:style-name="ce104">
            <text:p>TAS</text:p>
          </table:table-cell>
          <table:table-cell office:value-type="string" table:style-name="ce58">
            <text:p>N/A</text:p>
          </table:table-cell>
          <table:table-cell office:value-type="string" table:style-name="ce59">
            <text:p>counter</text:p>
          </table:table-cell>
          <table:table-cell office:value-type="float" office:value="1131727" table:formula="of:=[.F7]" table:style-name="ce60">
            <text:p>1,131,727</text:p>
          </table:table-cell>
          <table:table-cell office:value-type="percentage" office:value="0.9265696535823994" table:formula="of:=[.G7]" table:style-name="ce61">
            <text:p>92.66%</text:p>
          </table:table-cell>
          <table:table-cell office:value-type="float" office:value="823954" table:formula="of:=[.J7]" table:style-name="ce62">
            <text:p>823954</text:p>
          </table:table-cell>
          <table:table-cell office:value-type="percentage" office:value="0.96514733374877593" table:formula="of:=[.K7]" table:style-name="ce61">
            <text:p>96.51%</text:p>
          </table:table-cell>
          <table:table-cell office:value-type="float" office:value="2.2599999999999999E-4" table:formula="of:=[.L7]" table:style-name="ce63">
            <text:p>0.000226</text:p>
          </table:table-cell>
          <table:table-cell office:value-type="float" office:value="5.2147299999999999E-3" table:formula="of:=[.M7]" table:style-name="ce64">
            <text:p>0.00521473</text:p>
          </table:table-cell>
          <table:table-cell table:number-columns-repeated="55" table:style-name="ce2"/>
          <table:table-cell table:number-columns-repeated="16319"/>
        </table:table-row>
        <table:table-row table:style-name="ro5">
          <table:table-cell/>
          <table:covered-table-cell/>
          <table:table-cell office:value-type="string" table:style-name="ce65">
            <text:p>pthread</text:p>
          </table:table-cell>
          <table:table-cell office:value-type="string" table:number-columns-spanned="1" table:number-rows-spanned="2" table:style-name="ce105">
            <text:p>mysort</text:p>
          </table:table-cell>
          <table:table-cell office:value-type="float" office:value="1073698" table:formula="of:=[.F14]" table:style-name="ce66">
            <text:p>1,073,698</text:p>
          </table:table-cell>
          <table:table-cell office:value-type="percentage" office:value="0.93876794456039048" table:formula="of:=[.G14]" table:style-name="ce67">
            <text:p>93.88%</text:p>
          </table:table-cell>
          <table:table-cell office:value-type="float" office:value="769587" table:formula="of:=[.J14]" table:style-name="ce66">
            <text:p>769,587</text:p>
          </table:table-cell>
          <table:table-cell office:value-type="percentage" office:value="0.96352418428963305" table:formula="of:=[.K14]" table:style-name="ce67">
            <text:p>96.35%</text:p>
          </table:table-cell>
          <table:table-cell office:value-type="float" office:value="1.3100000000000001E-4" table:formula="of:=[.L14]" table:style-name="ce68">
            <text:p>0.000131</text:p>
          </table:table-cell>
          <table:table-cell office:value-type="float" office:value="5.5119130000000002E-3" table:formula="of:=[.M14]" table:style-name="ce69">
            <text:p>0.005511913</text:p>
          </table:table-cell>
          <table:table-cell table:number-columns-repeated="55" table:style-name="ce2"/>
          <table:table-cell table:number-columns-repeated="16319"/>
        </table:table-row>
        <table:table-row table:style-name="ro5">
          <table:table-cell/>
          <table:covered-table-cell/>
          <table:table-cell office:value-type="string" table:style-name="ce65">
            <text:p>sense</text:p>
          </table:table-cell>
          <table:covered-table-cell/>
          <table:table-cell office:value-type="float" office:value="1079245" table:formula="of:=[.F17]" table:style-name="ce70">
            <text:p>1,079,245</text:p>
          </table:table-cell>
          <table:table-cell office:value-type="percentage" office:value="0.93710899342262355" table:formula="of:=[.G17]" table:style-name="ce71">
            <text:p>93.71%</text:p>
          </table:table-cell>
          <table:table-cell office:value-type="float" office:value="934399" table:formula="of:=[.J18]" table:style-name="ce70">
            <text:p>934,399</text:p>
          </table:table-cell>
          <table:table-cell office:value-type="percentage" office:value="0.97041095036816249" table:formula="of:=[.K18]" table:style-name="ce71">
            <text:p>97.04%</text:p>
          </table:table-cell>
          <table:table-cell office:value-type="float" office:value="1.077E-6" table:formula="of:=[.L18]" table:style-name="ce72">
            <text:p>0.000001077</text:p>
          </table:table-cell>
          <table:table-cell office:value-type="float" office:value="5.1933400000000003E-3" table:formula="of:=[.M18]" table:style-name="ce73">
            <text:p>0.00519334</text:p>
          </table:table-cell>
          <table:table-cell table:number-columns-repeated="55" table:style-name="ce2"/>
          <table:table-cell table:number-columns-repeated="16319"/>
        </table:table-row>
        <table:table-row table:style-name="ro5">
          <table:table-cell/>
          <table:covered-table-cell/>
          <table:table-cell office:value-type="string" table:number-columns-spanned="2" table:number-rows-spanned="1" table:style-name="ce106">
            <text:p>Average</text:p>
          </table:table-cell>
          <table:covered-table-cell/>
          <table:table-cell office:value-type="float" office:value="1094890" table:formula="of:=SUM([.E28:.E30])/3" table:style-name="ce74">
            <text:p>1094890</text:p>
          </table:table-cell>
          <table:table-cell office:value-type="percentage" office:value="0.93414886385513773" table:formula="of:=SUM([.F28:.F30])/3" table:style-name="ce75">
            <text:p>93.41%</text:p>
          </table:table-cell>
          <table:table-cell office:value-type="float" office:value="842646.66666666663" table:formula="of:=SUM([.G28:.G30])/3" table:style-name="ce74">
            <text:p>842646.6667</text:p>
          </table:table-cell>
          <table:table-cell office:value-type="percentage" office:value="0.9663608228021906" table:formula="of:=SUM([.H28:.H30])/3" table:style-name="ce75">
            <text:p>96.64%</text:p>
          </table:table-cell>
          <table:table-cell office:value-type="float" office:value="1.1935899999999999E-4" table:formula="of:=SUM([.I28:.I30])/3" table:style-name="ce76">
            <text:p>0.000119359</text:p>
          </table:table-cell>
          <table:table-cell office:value-type="float" office:value="5.3066610000000007E-3" table:formula="of:=SUM([.J28:.J30])/3" table:style-name="ce77">
            <text:p>0.005306661</text:p>
          </table:table-cell>
          <table:table-cell table:number-columns-repeated="55" table:style-name="ce2"/>
          <table:table-cell table:number-columns-repeated="16319"/>
        </table:table-row>
        <table:table-row table:style-name="ro5">
          <table:table-cell/>
          <table:table-cell office:value-type="string" table:number-columns-spanned="1" table:number-rows-spanned="4" table:style-name="ce102">
            <text:p>TTAS</text:p>
          </table:table-cell>
          <table:table-cell office:value-type="string" table:style-name="ce38">
            <text:p>N/A</text:p>
          </table:table-cell>
          <table:table-cell office:value-type="string" table:style-name="ce78">
            <text:p>counter</text:p>
          </table:table-cell>
          <table:table-cell office:value-type="float" office:value="1132153" table:formula="of:=[.F8]" table:style-name="ce40">
            <text:p>1132153</text:p>
          </table:table-cell>
          <table:table-cell office:value-type="percentage" office:value="0.91960624727891815" table:formula="of:=[.G8]" table:style-name="ce41">
            <text:p>91.96%</text:p>
          </table:table-cell>
          <table:table-cell office:value-type="float" office:value="826769" table:formula="of:=[.J8]" table:style-name="ce40">
            <text:p>826769</text:p>
          </table:table-cell>
          <table:table-cell office:value-type="percentage" office:value="0.96322190468312563" table:formula="of:=[.K8]" table:style-name="ce41">
            <text:p>96.32%</text:p>
          </table:table-cell>
          <table:table-cell office:value-type="float" office:value="1.02E-4" table:formula="of:=[.L8]" table:style-name="ce42">
            <text:p>0.000102</text:p>
          </table:table-cell>
          <table:table-cell office:value-type="float" office:value="4.782138E-3" table:formula="of:=[.M8]" table:style-name="ce43">
            <text:p>0.004782138</text:p>
          </table:table-cell>
          <table:table-cell table:number-columns-repeated="55" table:style-name="ce2"/>
          <table:table-cell table:number-columns-repeated="16319"/>
        </table:table-row>
        <table:table-row table:style-name="ro5">
          <table:table-cell/>
          <table:covered-table-cell/>
          <table:table-cell office:value-type="string" table:style-name="ce44">
            <text:p>pthread</text:p>
          </table:table-cell>
          <table:table-cell office:value-type="string" table:number-columns-spanned="1" table:number-rows-spanned="2" table:style-name="ce103">
            <text:p>mysort</text:p>
          </table:table-cell>
          <table:table-cell office:value-type="float" office:value="1072542" table:formula="of:=[.F15]" table:style-name="ce45">
            <text:p>1,072,542</text:p>
          </table:table-cell>
          <table:table-cell office:value-type="percentage" office:value="0.93244899768918188" table:formula="of:=[.G15]" table:style-name="ce46">
            <text:p>93.24%</text:p>
          </table:table-cell>
          <table:table-cell office:value-type="float" office:value="771931" table:formula="of:=[.J15]" table:style-name="ce45">
            <text:p>771,931</text:p>
          </table:table-cell>
          <table:table-cell office:value-type="percentage" office:value="0.96174480088109682" table:formula="of:=[.K15]" table:style-name="ce46">
            <text:p>96.17%</text:p>
          </table:table-cell>
          <table:table-cell office:value-type="float" office:value="8.2000000000000001E-5" table:formula="of:=[.L15]" table:style-name="ce47">
            <text:p>0.000082</text:p>
          </table:table-cell>
          <table:table-cell office:value-type="float" office:value="6.2019909999999996E-3" table:formula="of:=[.M15]" table:style-name="ce48">
            <text:p>0.006201991</text:p>
          </table:table-cell>
          <table:table-cell table:number-columns-repeated="16374"/>
        </table:table-row>
        <table:table-row table:style-name="ro5">
          <table:table-cell/>
          <table:covered-table-cell/>
          <table:table-cell office:value-type="string" table:style-name="ce49">
            <text:p>sense</text:p>
          </table:table-cell>
          <table:covered-table-cell/>
          <table:table-cell office:value-type="float" office:value="1315487" table:formula="of:=[.F19]" table:style-name="ce50">
            <text:p>1,315,487</text:p>
          </table:table-cell>
          <table:table-cell office:value-type="percentage" office:value="0.94849180741568573" table:formula="of:=[.G19]" table:style-name="ce51">
            <text:p>94.85%</text:p>
          </table:table-cell>
          <table:table-cell office:value-type="float" office:value="883668" table:formula="of:=[.J19]" table:style-name="ce50">
            <text:p>883,668</text:p>
          </table:table-cell>
          <table:table-cell office:value-type="percentage" office:value="0.96867610932613346" table:formula="of:=[.K19]" table:style-name="ce51">
            <text:p>96.87%</text:p>
          </table:table-cell>
          <table:table-cell office:value-type="float" office:value="1.071E-6" table:formula="of:=[.L19]" table:style-name="ce52">
            <text:p>0.000001071</text:p>
          </table:table-cell>
          <table:table-cell office:value-type="float" office:value="6.001185E-3" table:formula="of:=[.M19]" table:style-name="ce53">
            <text:p>0.006001185</text:p>
          </table:table-cell>
          <table:table-cell table:number-columns-repeated="16374"/>
        </table:table-row>
        <table:table-row table:style-name="ro5">
          <table:table-cell/>
          <table:covered-table-cell/>
          <table:table-cell office:value-type="string" table:number-columns-spanned="2" table:number-rows-spanned="1" table:style-name="ce102">
            <text:p>Average</text:p>
          </table:table-cell>
          <table:covered-table-cell/>
          <table:table-cell office:value-type="float" office:value="1173394" table:formula="of:=SUM([.E32:.E34])/3" table:style-name="ce79">
            <text:p>1173394</text:p>
          </table:table-cell>
          <table:table-cell office:value-type="percentage" office:value="0.93351568412792851" table:formula="of:=SUM([.F32:.F34])/3" table:style-name="ce80">
            <text:p>93.35%</text:p>
          </table:table-cell>
          <table:table-cell office:value-type="float" office:value="827456" table:formula="of:=SUM([.G32:.G34])/3" table:style-name="ce79">
            <text:p>827456</text:p>
          </table:table-cell>
          <table:table-cell office:value-type="percentage" office:value="0.96454760496345193" table:formula="of:=SUM([.H32:.H34])/3" table:style-name="ce80">
            <text:p>96.45%</text:p>
          </table:table-cell>
          <table:table-cell office:value-type="float" office:value="6.1690333333333335E-5" table:formula="of:=SUM([.I32:.I34])/3" table:style-name="ce81">
            <text:p>6.16903E-05</text:p>
          </table:table-cell>
          <table:table-cell office:value-type="float" office:value="5.6617713333333326E-3" table:formula="of:=SUM([.J32:.J34])/3" table:style-name="ce82">
            <text:p>0.005661771</text:p>
          </table:table-cell>
          <table:table-cell table:number-columns-repeated="16374"/>
        </table:table-row>
        <table:table-row table:style-name="ro5">
          <table:table-cell/>
          <table:table-cell office:value-type="string" table:number-columns-spanned="1" table:number-rows-spanned="4" table:style-name="ce104">
            <text:p>Ticket</text:p>
          </table:table-cell>
          <table:table-cell office:value-type="string" table:style-name="ce83">
            <text:p>N/A</text:p>
          </table:table-cell>
          <table:table-cell office:value-type="string" table:style-name="ce84">
            <text:p>counter</text:p>
          </table:table-cell>
          <table:table-cell office:value-type="float" office:value="1183166" table:formula="of:=[.F9]" table:style-name="ce85">
            <text:p>1183166</text:p>
          </table:table-cell>
          <table:table-cell office:value-type="percentage" office:value="0.92728459724424295" table:formula="of:=[.G9]" table:style-name="ce86">
            <text:p>92.73%</text:p>
          </table:table-cell>
          <table:table-cell office:value-type="float" office:value="848348" table:formula="of:=[.J9]" table:style-name="ce85">
            <text:p>848348</text:p>
          </table:table-cell>
          <table:table-cell office:value-type="percentage" office:value="0.96427946268018827" table:formula="of:=[.K9]" table:style-name="ce86">
            <text:p>96.43%</text:p>
          </table:table-cell>
          <table:table-cell office:value-type="float" office:value="1.01E-4" table:formula="of:=[.L9]" table:style-name="ce87">
            <text:p>0.000101</text:p>
          </table:table-cell>
          <table:table-cell office:value-type="float" office:value="4.8474690000000001E-3" table:formula="of:=[.M9]" table:style-name="ce88">
            <text:p>0.004847469</text:p>
          </table:table-cell>
          <table:table-cell table:number-columns-repeated="16374"/>
        </table:table-row>
        <table:table-row table:style-name="ro5">
          <table:table-cell/>
          <table:covered-table-cell/>
          <table:table-cell office:value-type="string" table:style-name="ce65">
            <text:p>pthread</text:p>
          </table:table-cell>
          <table:table-cell office:value-type="string" table:number-columns-spanned="1" table:number-rows-spanned="2" table:style-name="ce105">
            <text:p>mysort</text:p>
          </table:table-cell>
          <table:table-cell office:value-type="float" office:value="1079188" table:formula="of:=[.F16]" table:style-name="ce66">
            <text:p>1,079,188</text:p>
          </table:table-cell>
          <table:table-cell office:value-type="percentage" office:value="0.93807195905538099" table:formula="of:=[.G16]" table:style-name="ce67">
            <text:p>93.81%</text:p>
          </table:table-cell>
          <table:table-cell office:value-type="float" office:value="775724" table:formula="of:=[.J16]" table:style-name="ce66">
            <text:p>775,724</text:p>
          </table:table-cell>
          <table:table-cell office:value-type="percentage" office:value="0.96411495444303175" table:formula="of:=[.K16]" table:style-name="ce67">
            <text:p>96.41%</text:p>
          </table:table-cell>
          <table:table-cell office:value-type="float" office:value="5.3000000000000001E-5" table:formula="of:=[.L16]" table:style-name="ce68">
            <text:p>0.000053</text:p>
          </table:table-cell>
          <table:table-cell office:value-type="float" office:value="5.5239099999999999E-3" table:formula="of:=[.M16]" table:style-name="ce69">
            <text:p>0.00552391</text:p>
          </table:table-cell>
          <table:table-cell table:number-columns-repeated="16374"/>
        </table:table-row>
        <table:table-row table:style-name="ro5">
          <table:table-cell/>
          <table:covered-table-cell/>
          <table:table-cell office:value-type="string" table:style-name="ce89">
            <text:p>sense</text:p>
          </table:table-cell>
          <table:covered-table-cell/>
          <table:table-cell office:value-type="float" office:value="1397776" table:formula="of:=[.F20]" table:style-name="ce70">
            <text:p>1,397,776</text:p>
          </table:table-cell>
          <table:table-cell office:value-type="percentage" office:value="0.94635449566726315" table:formula="of:=[.G20]" table:style-name="ce71">
            <text:p>94.64%</text:p>
          </table:table-cell>
          <table:table-cell office:value-type="float" office:value="928302" table:formula="of:=[.J20]" table:style-name="ce70">
            <text:p>928,302</text:p>
          </table:table-cell>
          <table:table-cell office:value-type="percentage" office:value="0.9701362138120011" table:formula="of:=[.K20]" table:style-name="ce71">
            <text:p>97.01%</text:p>
          </table:table-cell>
          <table:table-cell office:value-type="float" office:value="6.0000000000000002E-6" table:formula="of:=[.L20]" table:style-name="ce72">
            <text:p>0.000006</text:p>
          </table:table-cell>
          <table:table-cell office:value-type="float" office:value="5.4566060000000001E-3" table:formula="of:=[.M20]" table:style-name="ce73">
            <text:p>0.005456606</text:p>
          </table:table-cell>
          <table:table-cell table:number-columns-repeated="16374"/>
        </table:table-row>
        <table:table-row table:style-name="ro5">
          <table:table-cell/>
          <table:covered-table-cell/>
          <table:table-cell office:value-type="string" table:number-columns-spanned="2" table:number-rows-spanned="1" table:style-name="ce104">
            <text:p>Average</text:p>
          </table:table-cell>
          <table:covered-table-cell/>
          <table:table-cell office:value-type="float" office:value="1220043.3333333333" table:formula="of:=SUM([.E36:.E38])/3" table:style-name="ce74">
            <text:p>1220043.333</text:p>
          </table:table-cell>
          <table:table-cell office:value-type="percentage" office:value="0.9372370173222957" table:formula="of:=SUM([.F36:.F38])/3" table:style-name="ce75">
            <text:p>93.72%</text:p>
          </table:table-cell>
          <table:table-cell office:value-type="float" office:value="850791.33333333337" table:formula="of:=SUM([.G36:.G38])/3" table:style-name="ce74">
            <text:p>850791.3333</text:p>
          </table:table-cell>
          <table:table-cell office:value-type="percentage" office:value="0.96617687697840704" table:formula="of:=SUM([.H36:.H38])/3" table:style-name="ce75">
            <text:p>96.62%</text:p>
          </table:table-cell>
          <table:table-cell office:value-type="float" office:value="5.333333333333334E-5" table:formula="of:=SUM([.I36:.I38])/3" table:style-name="ce76">
            <text:p>5.33333E-05</text:p>
          </table:table-cell>
          <table:table-cell office:value-type="float" office:value="5.2759949999999995E-3" table:formula="of:=SUM([.J36:.J38])/3" table:style-name="ce77">
            <text:p>0.005275995</text:p>
          </table:table-cell>
          <table:table-cell table:number-columns-repeated="16374"/>
        </table:table-row>
        <table:table-row table:style-name="ro5">
          <table:table-cell/>
          <table:table-cell table:number-columns-repeated="64" table:style-name="ce2"/>
          <table:table-cell table:number-columns-repeated="16319"/>
        </table:table-row>
        <table:table-row table:style-name="ro5">
          <table:table-cell/>
          <table:table-cell office:value-type="string" table:number-columns-spanned="9" table:number-rows-spanned="1" table:style-name="ce101">
            <text:p>Barrier Comparision</text:p>
          </table:table-cell>
          <table:covered-table-cell table:number-columns-repeated="8"/>
          <table:table-cell table:number-columns-repeated="16374"/>
        </table:table-row>
        <table:table-row table:style-name="ro6">
          <table:table-cell/>
          <table:table-cell office:value-type="string" table:style-name="ce32">
            <text:p>Barrier</text:p>
          </table:table-cell>
          <table:table-cell office:value-type="string" table:style-name="ce33">
            <text:p>Lock</text:p>
          </table:table-cell>
          <table:table-cell office:value-type="string" table:style-name="ce34">
            <text:p>Test</text:p>
          </table:table-cell>
          <table:table-cell office:value-type="string" table:style-name="ce35">
            <text:p>L1 Cache Hits</text:p>
          </table:table-cell>
          <table:table-cell office:value-type="string" table:style-name="ce36">
            <text:p>% L1 Cache Hits</text:p>
          </table:table-cell>
          <table:table-cell office:value-type="string" table:style-name="ce35">
            <text:p>Branch Hits</text:p>
          </table:table-cell>
          <table:table-cell office:value-type="string" table:style-name="ce36">
            <text:p>%Branch Hits</text:p>
          </table:table-cell>
          <table:table-cell office:value-type="string" table:style-name="ce37">
            <text:p>Thread Run Time (s)</text:p>
          </table:table-cell>
          <table:table-cell office:value-type="string" table:style-name="ce36">
            <text:p>Total Run Time (s)</text:p>
          </table:table-cell>
          <table:table-cell table:number-columns-repeated="16374"/>
        </table:table-row>
        <table:table-row table:style-name="ro5">
          <table:table-cell/>
          <table:table-cell office:value-type="string" table:number-columns-spanned="1" table:number-rows-spanned="6" table:style-name="ce102">
            <text:p>pthread</text:p>
          </table:table-cell>
          <table:table-cell office:value-type="string" table:style-name="ce38">
            <text:p>N/A</text:p>
          </table:table-cell>
          <table:table-cell office:value-type="string" table:style-name="ce39">
            <text:p>counter</text:p>
          </table:table-cell>
          <table:table-cell office:value-type="float" office:value="5439510" table:formula="of:=[.F4]" table:style-name="ce90">
            <text:p>5439510</text:p>
          </table:table-cell>
          <table:table-cell office:value-type="percentage" office:value="0.90187989260030421" table:formula="of:=[.G4]" table:style-name="ce91">
            <text:p>90.19%</text:p>
          </table:table-cell>
          <table:table-cell office:value-type="float" office:value="4112987" table:formula="of:=[.J4]" table:style-name="ce90">
            <text:p>4112987</text:p>
          </table:table-cell>
          <table:table-cell office:value-type="percentage" office:value="0.98445027983799727" table:formula="of:=[.K4]" table:style-name="ce91">
            <text:p>98.45%</text:p>
          </table:table-cell>
          <table:table-cell office:value-type="float" office:value="7.424E-3" table:formula="of:=[.L4]" table:style-name="ce92">
            <text:p>0.007424</text:p>
          </table:table-cell>
          <table:table-cell office:value-type="float" office:value="1.3628227999999999E-2" table:formula="of:=[.M4]" table:style-name="ce93">
            <text:p>0.013628228</text:p>
          </table:table-cell>
          <table:table-cell table:number-columns-repeated="16374"/>
        </table:table-row>
        <table:table-row table:style-name="ro5">
          <table:table-cell/>
          <table:covered-table-cell/>
          <table:table-cell office:value-type="string" table:style-name="ce44">
            <text:p>pthread</text:p>
          </table:table-cell>
          <table:table-cell office:value-type="string" table:number-columns-spanned="1" table:number-rows-spanned="4" table:style-name="ce103">
            <text:p>mysort</text:p>
          </table:table-cell>
          <table:table-cell office:value-type="float" office:value="1092797" table:formula="of:=[.F13]" table:style-name="ce45">
            <text:p>1,092,797</text:p>
          </table:table-cell>
          <table:table-cell office:value-type="percentage" office:value="0.93431398952655764" table:formula="of:=[.G13]" table:style-name="ce46">
            <text:p>93.43%</text:p>
          </table:table-cell>
          <table:table-cell office:value-type="float" office:value="786649" table:formula="of:=[.J13]" table:style-name="ce45">
            <text:p>786,649</text:p>
          </table:table-cell>
          <table:table-cell office:value-type="percentage" office:value="0.95982083484325487" table:formula="of:=[.K13]" table:style-name="ce46">
            <text:p>95.98%</text:p>
          </table:table-cell>
          <table:table-cell office:value-type="float" office:value="7.2999999999999999E-5" table:formula="of:=[.L13]" table:style-name="ce47">
            <text:p>0.000073</text:p>
          </table:table-cell>
          <table:table-cell office:value-type="float" office:value="6.7269570000000004E-3" table:formula="of:=[.M13]" table:style-name="ce48">
            <text:p>0.006726957</text:p>
          </table:table-cell>
          <table:table-cell table:number-columns-repeated="16374"/>
        </table:table-row>
        <table:table-row table:style-name="ro5">
          <table:table-cell/>
          <table:covered-table-cell/>
          <table:table-cell office:value-type="string" table:style-name="ce49">
            <text:p>TAS</text:p>
          </table:table-cell>
          <table:covered-table-cell/>
          <table:table-cell office:value-type="float" office:value="1073698" table:formula="of:=[.F14]" table:style-name="ce45">
            <text:p>1,073,698</text:p>
          </table:table-cell>
          <table:table-cell office:value-type="percentage" office:value="0.93876794456039048" table:formula="of:=[.G14]" table:style-name="ce46">
            <text:p>93.88%</text:p>
          </table:table-cell>
          <table:table-cell office:value-type="float" office:value="769587" table:formula="of:=[.J14]" table:style-name="ce45">
            <text:p>769,587</text:p>
          </table:table-cell>
          <table:table-cell office:value-type="percentage" office:value="0.96352418428963305" table:formula="of:=[.K14]" table:style-name="ce46">
            <text:p>96.35%</text:p>
          </table:table-cell>
          <table:table-cell office:value-type="float" office:value="1.3100000000000001E-4" table:formula="of:=[.L14]" table:style-name="ce47">
            <text:p>0.000131</text:p>
          </table:table-cell>
          <table:table-cell office:value-type="float" office:value="5.5119130000000002E-3" table:formula="of:=[.M14]" table:style-name="ce48">
            <text:p>0.005511913</text:p>
          </table:table-cell>
          <table:table-cell table:number-columns-repeated="16374"/>
        </table:table-row>
        <table:table-row table:style-name="ro5">
          <table:table-cell/>
          <table:covered-table-cell/>
          <table:table-cell office:value-type="string" table:style-name="ce44">
            <text:p>TTAS</text:p>
          </table:table-cell>
          <table:covered-table-cell/>
          <table:table-cell office:value-type="float" office:value="1072542" table:formula="of:=[.F15]" table:style-name="ce45">
            <text:p>1,072,542</text:p>
          </table:table-cell>
          <table:table-cell office:value-type="percentage" office:value="0.93244899768918188" table:formula="of:=[.G15]" table:style-name="ce46">
            <text:p>93.24%</text:p>
          </table:table-cell>
          <table:table-cell office:value-type="float" office:value="771931" table:formula="of:=[.J15]" table:style-name="ce45">
            <text:p>771,931</text:p>
          </table:table-cell>
          <table:table-cell office:value-type="percentage" office:value="0.96174480088109682" table:formula="of:=[.K15]" table:style-name="ce46">
            <text:p>96.17%</text:p>
          </table:table-cell>
          <table:table-cell office:value-type="float" office:value="8.2000000000000001E-5" table:formula="of:=[.L15]" table:style-name="ce47">
            <text:p>0.000082</text:p>
          </table:table-cell>
          <table:table-cell office:value-type="float" office:value="6.2019909999999996E-3" table:formula="of:=[.M15]" table:style-name="ce48">
            <text:p>0.006201991</text:p>
          </table:table-cell>
          <table:table-cell table:number-columns-repeated="16374"/>
        </table:table-row>
        <table:table-row table:style-name="ro5">
          <table:table-cell/>
          <table:covered-table-cell/>
          <table:table-cell office:value-type="string" table:style-name="ce49">
            <text:p>Ticket</text:p>
          </table:table-cell>
          <table:covered-table-cell/>
          <table:table-cell office:value-type="float" office:value="1079188" table:formula="of:=[.F16]" table:style-name="ce50">
            <text:p>1,079,188</text:p>
          </table:table-cell>
          <table:table-cell office:value-type="percentage" office:value="0.93807195905538099" table:formula="of:=[.G16]" table:style-name="ce51">
            <text:p>93.81%</text:p>
          </table:table-cell>
          <table:table-cell office:value-type="float" office:value="775724" table:formula="of:=[.J16]" table:style-name="ce45">
            <text:p>775,724</text:p>
          </table:table-cell>
          <table:table-cell office:value-type="percentage" office:value="0.96411495444303175" table:formula="of:=[.K16]" table:style-name="ce51">
            <text:p>96.41%</text:p>
          </table:table-cell>
          <table:table-cell office:value-type="float" office:value="5.3000000000000001E-5" table:formula="of:=[.L16]" table:style-name="ce47">
            <text:p>0.000053</text:p>
          </table:table-cell>
          <table:table-cell office:value-type="float" office:value="5.5239099999999999E-3" table:formula="of:=[.M16]" table:style-name="ce53">
            <text:p>0.00552391</text:p>
          </table:table-cell>
          <table:table-cell table:number-columns-repeated="16374"/>
        </table:table-row>
        <table:table-row table:style-name="ro5">
          <table:table-cell/>
          <table:covered-table-cell/>
          <table:table-cell office:value-type="string" table:number-columns-spanned="2" table:number-rows-spanned="1" table:style-name="ce102">
            <text:p>Average</text:p>
          </table:table-cell>
          <table:covered-table-cell/>
          <table:table-cell office:value-type="float" office:value="1951547" table:formula="of:=SUM([.E43:.E47])/5" table:style-name="ce54">
            <text:p>1951547</text:p>
          </table:table-cell>
          <table:table-cell office:value-type="percentage" office:value="0.92909655668636293" table:formula="of:=SUM([.F43:.F47])/5" table:style-name="ce55">
            <text:p>92.91%</text:p>
          </table:table-cell>
          <table:table-cell office:value-type="float" office:value="1443375.6" table:formula="of:=SUM([.G43:.G47])/5" table:style-name="ce54">
            <text:p>1443375.6</text:p>
          </table:table-cell>
          <table:table-cell office:value-type="percentage" office:value="0.96673101085900282" table:formula="of:=SUM([.H43:.H47])/5" table:style-name="ce55">
            <text:p>96.67%</text:p>
          </table:table-cell>
          <table:table-cell office:value-type="float" office:value="1.5525999999999999E-3" table:formula="of:=SUM([.I43:.I47])/5" table:style-name="ce56">
            <text:p>0.0015526</text:p>
          </table:table-cell>
          <table:table-cell office:value-type="float" office:value="7.5185997999999993E-3" table:formula="of:=SUM([.J43:.J47])/5" table:style-name="ce57">
            <text:p>0.0075186</text:p>
          </table:table-cell>
          <table:table-cell table:number-columns-repeated="16374"/>
        </table:table-row>
        <table:table-row table:style-name="ro5">
          <table:table-cell/>
          <table:table-cell office:value-type="string" table:number-columns-spanned="1" table:number-rows-spanned="6" table:style-name="ce104">
            <text:p>sense</text:p>
          </table:table-cell>
          <table:table-cell office:value-type="string" table:style-name="ce58">
            <text:p>N/A</text:p>
          </table:table-cell>
          <table:table-cell office:value-type="string" table:style-name="ce59">
            <text:p>counter</text:p>
          </table:table-cell>
          <table:table-cell office:value-type="float" office:value="1881366" table:formula="of:=[.F5]" table:style-name="ce62">
            <text:p>1881366</text:p>
          </table:table-cell>
          <table:table-cell office:value-type="percentage" office:value="0.94937021212605954" table:formula="of:=[.G5]" table:style-name="ce61">
            <text:p>94.94%</text:p>
          </table:table-cell>
          <table:table-cell office:value-type="float" office:value="1172951" table:formula="of:=[.J5]" table:style-name="ce62">
            <text:p>1172951</text:p>
          </table:table-cell>
          <table:table-cell office:value-type="percentage" office:value="0.97230110928192603" table:formula="of:=[.K5]" table:style-name="ce61">
            <text:p>97.23%</text:p>
          </table:table-cell>
          <table:table-cell office:value-type="float" office:value="1.5899999999999999E-4" table:formula="of:=[.L5]" table:style-name="ce63">
            <text:p>0.000159</text:p>
          </table:table-cell>
          <table:table-cell office:value-type="float" office:value="5.2657290000000002E-3" table:formula="of:=[.M5]" table:style-name="ce64">
            <text:p>0.005265729</text:p>
          </table:table-cell>
          <table:table-cell table:number-columns-repeated="16374"/>
        </table:table-row>
        <table:table-row table:style-name="ro5">
          <table:table-cell/>
          <table:covered-table-cell/>
          <table:table-cell office:value-type="string" table:style-name="ce65">
            <text:p>pthread</text:p>
          </table:table-cell>
          <table:table-cell office:value-type="string" table:number-columns-spanned="1" table:number-rows-spanned="4" table:style-name="ce105">
            <text:p>mysort</text:p>
          </table:table-cell>
          <table:table-cell office:value-type="float" office:value="1079245" table:formula="of:=[.F17]" table:style-name="ce66">
            <text:p>1,079,245</text:p>
          </table:table-cell>
          <table:table-cell office:value-type="percentage" office:value="0.93710899342262355" table:formula="of:=[.G17]" table:style-name="ce67">
            <text:p>93.71%</text:p>
          </table:table-cell>
          <table:table-cell office:value-type="float" office:value="774514" table:formula="of:=[.J17]" table:style-name="ce66">
            <text:p>774,514</text:p>
          </table:table-cell>
          <table:table-cell office:value-type="percentage" office:value="0.96204792638634251" table:formula="of:=[.K17]" table:style-name="ce67">
            <text:p>96.20%</text:p>
          </table:table-cell>
          <table:table-cell office:value-type="float" office:value="1.0399999999999999E-4" table:formula="of:=[.L17]" table:style-name="ce68">
            <text:p>0.000104</text:p>
          </table:table-cell>
          <table:table-cell office:value-type="float" office:value="5.8758359999999997E-3" table:formula="of:=[.M17]" table:style-name="ce69">
            <text:p>0.005875836</text:p>
          </table:table-cell>
          <table:table-cell table:number-columns-repeated="16374"/>
        </table:table-row>
        <table:table-row table:style-name="ro5">
          <table:table-cell/>
          <table:covered-table-cell/>
          <table:table-cell office:value-type="string" table:style-name="ce89">
            <text:p>TAS</text:p>
          </table:table-cell>
          <table:covered-table-cell/>
          <table:table-cell office:value-type="float" office:value="1424365" table:formula="of:=[.F18]" table:style-name="ce66">
            <text:p>1,424,365</text:p>
          </table:table-cell>
          <table:table-cell office:value-type="percentage" office:value="0.95417323720804359" table:formula="of:=[.G18]" table:style-name="ce67">
            <text:p>95.42%</text:p>
          </table:table-cell>
          <table:table-cell office:value-type="float" office:value="934399" table:formula="of:=[.J18]" table:style-name="ce66">
            <text:p>934,399</text:p>
          </table:table-cell>
          <table:table-cell office:value-type="percentage" office:value="0.97041095036816249" table:formula="of:=[.K18]" table:style-name="ce67">
            <text:p>97.04%</text:p>
          </table:table-cell>
          <table:table-cell office:value-type="float" office:value="1.077E-6" table:formula="of:=[.L18]" table:style-name="ce68">
            <text:p>0.000001077</text:p>
          </table:table-cell>
          <table:table-cell office:value-type="float" office:value="5.1933400000000003E-3" table:formula="of:=[.M18]" table:style-name="ce69">
            <text:p>0.00519334</text:p>
          </table:table-cell>
          <table:table-cell table:number-columns-repeated="16374"/>
        </table:table-row>
        <table:table-row table:style-name="ro5">
          <table:table-cell/>
          <table:covered-table-cell/>
          <table:table-cell office:value-type="string" table:style-name="ce65">
            <text:p>TTAS</text:p>
          </table:table-cell>
          <table:covered-table-cell/>
          <table:table-cell office:value-type="float" office:value="1315487" table:formula="of:=[.F19]" table:style-name="ce66">
            <text:p>1,315,487</text:p>
          </table:table-cell>
          <table:table-cell office:value-type="percentage" office:value="0.94849180741568573" table:formula="of:=[.G19]" table:style-name="ce67">
            <text:p>94.85%</text:p>
          </table:table-cell>
          <table:table-cell office:value-type="float" office:value="883668" table:formula="of:=[.J19]" table:style-name="ce66">
            <text:p>883,668</text:p>
          </table:table-cell>
          <table:table-cell office:value-type="percentage" office:value="0.96867610932613346" table:formula="of:=[.K19]" table:style-name="ce67">
            <text:p>96.87%</text:p>
          </table:table-cell>
          <table:table-cell office:value-type="float" office:value="1.071E-6" table:formula="of:=[.L19]" table:style-name="ce68">
            <text:p>0.000001071</text:p>
          </table:table-cell>
          <table:table-cell office:value-type="float" office:value="6.001185E-3" table:formula="of:=[.M19]" table:style-name="ce69">
            <text:p>0.006001185</text:p>
          </table:table-cell>
          <table:table-cell table:number-columns-repeated="16374"/>
        </table:table-row>
        <table:table-row table:style-name="ro5">
          <table:table-cell/>
          <table:covered-table-cell/>
          <table:table-cell office:value-type="string" table:style-name="ce89">
            <text:p>Ticket</text:p>
          </table:table-cell>
          <table:covered-table-cell/>
          <table:table-cell office:value-type="float" office:value="1397776" table:formula="of:=[.F20]" table:style-name="ce70">
            <text:p>1,397,776</text:p>
          </table:table-cell>
          <table:table-cell office:value-type="percentage" office:value="0.94635449566726315" table:formula="of:=[.G20]" table:style-name="ce71">
            <text:p>94.64%</text:p>
          </table:table-cell>
          <table:table-cell office:value-type="float" office:value="928302" table:formula="of:=[.J20]" table:style-name="ce70">
            <text:p>928,302</text:p>
          </table:table-cell>
          <table:table-cell office:value-type="percentage" office:value="0.9701362138120011" table:formula="of:=[.K20]" table:style-name="ce71">
            <text:p>97.01%</text:p>
          </table:table-cell>
          <table:table-cell office:value-type="float" office:value="6.0000000000000002E-6" table:formula="of:=[.L20]" table:style-name="ce72">
            <text:p>0.000006</text:p>
          </table:table-cell>
          <table:table-cell office:value-type="float" office:value="5.4566060000000001E-3" table:formula="of:=[.M20]" table:style-name="ce73">
            <text:p>0.005456606</text:p>
          </table:table-cell>
          <table:table-cell table:number-columns-repeated="16374"/>
        </table:table-row>
        <table:table-row table:style-name="ro5">
          <table:table-cell/>
          <table:covered-table-cell/>
          <table:table-cell office:value-type="string" table:number-columns-spanned="2" table:number-rows-spanned="1" table:style-name="ce104">
            <text:p>Average</text:p>
          </table:table-cell>
          <table:covered-table-cell/>
          <table:table-cell office:value-type="float" office:value="1419647.8" table:formula="of:=SUM([.E49:.E53])/5" table:style-name="ce94">
            <text:p>1419647.8</text:p>
          </table:table-cell>
          <table:table-cell office:value-type="percentage" office:value="0.94709974916793516" table:formula="of:=SUM([.F49:.F53])/5" table:style-name="ce95">
            <text:p>94.71%</text:p>
          </table:table-cell>
          <table:table-cell office:value-type="float" office:value="938766.8" table:formula="of:=SUM([.G49:.G53])/5" table:style-name="ce94">
            <text:p>938766.8</text:p>
          </table:table-cell>
          <table:table-cell office:value-type="percentage" office:value="0.96871446183491305" table:formula="of:=SUM([.H49:.H53])/5" table:style-name="ce95">
            <text:p>96.87%</text:p>
          </table:table-cell>
          <table:table-cell office:value-type="float" office:value="5.4229599999999993E-5" table:formula="of:=SUM([.I49:.I53])/5" table:style-name="ce96">
            <text:p>5.42296E-05</text:p>
          </table:table-cell>
          <table:table-cell office:value-type="float" office:value="5.5585391999999996E-3" table:formula="of:=SUM([.J49:.J53])/5" table:style-name="ce97">
            <text:p>0.005558539</text:p>
          </table:table-cell>
          <table:table-cell table:number-columns-repeated="16374"/>
        </table:table-row>
        <table:table-row table:number-rows-repeated="1048522" table:style-name="ro1">
          <table:table-cell table:number-columns-repeated="16384"/>
        </table:table-row>
      </table:table>
      <table:table table:name="mysort_data" table:style-name="ta2"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11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3" table:number-rows-spanned="1" table:style-name="ce99">
            <text:p>Mysort with 10 Threads and Input File test_case9.txt</text:p>
          </table:table-cell>
          <table:covered-table-cell table:number-columns-repeated="12"/>
          <table:table-cell table:number-columns-repeated="16370"/>
        </table:table-row>
        <table:table-row table:style-name="ro4">
          <table:table-cell/>
          <table:table-cell office:value-type="string" table:style-name="ce16">
            <text:p>Barrier Implementation</text:p>
          </table:table-cell>
          <table:table-cell office:value-type="string" table:style-name="ce17">
            <text:p>Lock Implementation</text:p>
          </table:table-cell>
          <table:table-cell office:value-type="string" table:style-name="ce18">
            <text:p>L1-dache-load-misses</text:p>
          </table:table-cell>
          <table:table-cell office:value-type="string" table:style-name="ce17">
            <text:p>L1-dache-loads</text:p>
          </table:table-cell>
          <table:table-cell office:value-type="string" table:style-name="ce18">
            <text:p>L1 Cache Hits</text:p>
          </table:table-cell>
          <table:table-cell office:value-type="string" table:style-name="ce17">
            <text:p>% L1 Cache Hits</text:p>
          </table:table-cell>
          <table:table-cell office:value-type="string" table:style-name="ce18">
            <text:p>branch-misses</text:p>
          </table:table-cell>
          <table:table-cell office:value-type="string" table:style-name="ce17">
            <text:p>branches</text:p>
          </table:table-cell>
          <table:table-cell office:value-type="string" table:style-name="ce18">
            <text:p>Branch Hits</text:p>
          </table:table-cell>
          <table:table-cell office:value-type="string" table:style-name="ce17">
            <text:p>%Branch Hits</text:p>
          </table:table-cell>
          <table:table-cell office:value-type="string" table:style-name="ce18">
            <text:p>Thread Run Time (s)</text:p>
          </table:table-cell>
          <table:table-cell office:value-type="string" table:style-name="ce17">
            <text:p>Total Run Time (s)</text:p>
          </table:table-cell>
          <table:table-cell office:value-type="string" table:style-name="ce17">
            <text:p>% In Longest Thread</text:p>
          </table:table-cell>
          <table:table-cell table:number-columns-repeated="16370"/>
        </table:table-row>
        <table:table-row table:style-name="ro1">
          <table:table-cell/>
          <table:table-cell office:value-type="string" table:number-columns-spanned="1" table:number-rows-spanned="4" table:style-name="ce100">
            <text:p>pthread barrier</text:p>
          </table:table-cell>
          <table:table-cell office:value-type="string" table:style-name="ce9">
            <text:p>pthread lock</text:p>
          </table:table-cell>
          <table:table-cell office:value-type="float" office:value="76828" table:style-name="ce19">
            <text:p>76,828</text:p>
          </table:table-cell>
          <table:table-cell office:value-type="float" office:value="1169625" table:style-name="ce20">
            <text:p>1,169,625</text:p>
          </table:table-cell>
          <table:table-cell office:value-type="float" office:value="1092797" table:formula="of:=[.E4]-[.D4]" table:style-name="ce19">
            <text:p>1,092,797</text:p>
          </table:table-cell>
          <table:table-cell office:value-type="percentage" office:value="0.93431398952655764" table:formula="of:=[.F4]/[.E4]" table:style-name="ce21">
            <text:p>93.43%</text:p>
          </table:table-cell>
          <table:table-cell office:value-type="float" office:value="32930" table:style-name="ce19">
            <text:p>32,930</text:p>
          </table:table-cell>
          <table:table-cell office:value-type="float" office:value="819579" table:style-name="ce20">
            <text:p>819,579</text:p>
          </table:table-cell>
          <table:table-cell office:value-type="float" office:value="786649" table:formula="of:=[.I4]-[.H4]" table:style-name="ce19">
            <text:p>786,649</text:p>
          </table:table-cell>
          <table:table-cell office:value-type="percentage" office:value="0.95982083484325487" table:formula="of:=[.J4]/[.I4]" table:style-name="ce21">
            <text:p>95.98%</text:p>
          </table:table-cell>
          <table:table-cell office:value-type="float" office:value="7.2999999999999999E-5" table:style-name="ce107">
            <text:p>0.000073</text:p>
          </table:table-cell>
          <table:table-cell office:value-type="float" office:value="6.7269570000000004E-3" table:style-name="ce108">
            <text:p>0.006726957</text:p>
          </table:table-cell>
          <table:table-cell office:value-type="percentage" office:value="9.8914813934443166E-2" table:formula="of:=([.M4]-[.L4])/([.M4]*10)" table:style-name="ce21">
            <text:p>9.89%</text:p>
          </table:table-cell>
          <table:table-cell table:number-columns-repeated="16370"/>
        </table:table-row>
        <table:table-row table:style-name="ro1">
          <table:table-cell/>
          <table:covered-table-cell/>
          <table:table-cell office:value-type="string" table:style-name="ce9">
            <text:p>tas lock</text:p>
          </table:table-cell>
          <table:table-cell office:value-type="float" office:value="70033" table:style-name="ce19">
            <text:p>70,033</text:p>
          </table:table-cell>
          <table:table-cell office:value-type="float" office:value="1143731" table:style-name="ce20">
            <text:p>1,143,731</text:p>
          </table:table-cell>
          <table:table-cell office:value-type="float" office:value="1073698" table:formula="of:=[.E5]-[.D5]" table:style-name="ce19">
            <text:p>1,073,698</text:p>
          </table:table-cell>
          <table:table-cell office:value-type="percentage" office:value="0.93876794456039048" table:formula="of:=[.F5]/[.E5]" table:style-name="ce21">
            <text:p>93.88%</text:p>
          </table:table-cell>
          <table:table-cell office:value-type="float" office:value="29134" table:style-name="ce19">
            <text:p>29,134</text:p>
          </table:table-cell>
          <table:table-cell office:value-type="float" office:value="798721" table:style-name="ce20">
            <text:p>798,721</text:p>
          </table:table-cell>
          <table:table-cell office:value-type="float" office:value="769587" table:formula="of:=[.I5]-[.H5]" table:style-name="ce19">
            <text:p>769,587</text:p>
          </table:table-cell>
          <table:table-cell office:value-type="percentage" office:value="0.96352418428963305" table:formula="of:=[.J5]/[.I5]" table:style-name="ce21">
            <text:p>96.35%</text:p>
          </table:table-cell>
          <table:table-cell office:value-type="float" office:value="1.3100000000000001E-4" table:style-name="ce107">
            <text:p>0.000131</text:p>
          </table:table-cell>
          <table:table-cell office:value-type="float" office:value="5.5119130000000002E-3" table:style-name="ce108">
            <text:p>0.005511913</text:p>
          </table:table-cell>
          <table:table-cell office:value-type="percentage" office:value="9.762332968608177E-2" table:formula="of:=([.M5]-[.L5])/([.M5]*10)" table:style-name="ce21">
            <text:p>9.76%</text:p>
          </table:table-cell>
          <table:table-cell table:number-columns-repeated="16370"/>
        </table:table-row>
        <table:table-row table:style-name="ro1">
          <table:table-cell/>
          <table:covered-table-cell/>
          <table:table-cell office:value-type="string" table:style-name="ce9">
            <text:p>ttas lock</text:p>
          </table:table-cell>
          <table:table-cell office:value-type="float" office:value="77700" table:style-name="ce19">
            <text:p>77,700</text:p>
          </table:table-cell>
          <table:table-cell office:value-type="float" office:value="1150242" table:style-name="ce20">
            <text:p>1,150,242</text:p>
          </table:table-cell>
          <table:table-cell office:value-type="float" office:value="1072542" table:formula="of:=[.E6]-[.D6]" table:style-name="ce19">
            <text:p>1,072,542</text:p>
          </table:table-cell>
          <table:table-cell office:value-type="percentage" office:value="0.93244899768918188" table:formula="of:=[.F6]/[.E6]" table:style-name="ce21">
            <text:p>93.24%</text:p>
          </table:table-cell>
          <table:table-cell office:value-type="float" office:value="30705" table:style-name="ce19">
            <text:p>30,705</text:p>
          </table:table-cell>
          <table:table-cell office:value-type="float" office:value="802636" table:style-name="ce20">
            <text:p>802,636</text:p>
          </table:table-cell>
          <table:table-cell office:value-type="float" office:value="771931" table:formula="of:=[.I6]-[.H6]" table:style-name="ce19">
            <text:p>771,931</text:p>
          </table:table-cell>
          <table:table-cell office:value-type="percentage" office:value="0.96174480088109682" table:formula="of:=[.J6]/[.I6]" table:style-name="ce21">
            <text:p>96.17%</text:p>
          </table:table-cell>
          <table:table-cell office:value-type="float" office:value="8.2000000000000001E-5" table:style-name="ce107">
            <text:p>0.000082</text:p>
          </table:table-cell>
          <table:table-cell office:value-type="float" office:value="6.2019909999999996E-3" table:style-name="ce108">
            <text:p>0.006201991</text:p>
          </table:table-cell>
          <table:table-cell office:value-type="percentage" office:value="9.867784393753555E-2" table:formula="of:=([.M6]-[.L6])/([.M6]*10)" table:style-name="ce21">
            <text:p>9.87%</text:p>
          </table:table-cell>
          <table:table-cell table:number-columns-repeated="16370"/>
        </table:table-row>
        <table:table-row table:style-name="ro1">
          <table:table-cell/>
          <table:covered-table-cell/>
          <table:table-cell office:value-type="string" table:style-name="ce9">
            <text:p>ticket lock</text:p>
          </table:table-cell>
          <table:table-cell office:value-type="float" office:value="71244" table:style-name="ce19">
            <text:p>71,244</text:p>
          </table:table-cell>
          <table:table-cell office:value-type="float" office:value="1150432" table:style-name="ce20">
            <text:p>1,150,432</text:p>
          </table:table-cell>
          <table:table-cell office:value-type="float" office:value="1079188" table:formula="of:=[.E7]-[.D7]" table:style-name="ce19">
            <text:p>1,079,188</text:p>
          </table:table-cell>
          <table:table-cell office:value-type="percentage" office:value="0.93807195905538099" table:formula="of:=[.F7]/[.E7]" table:style-name="ce21">
            <text:p>93.81%</text:p>
          </table:table-cell>
          <table:table-cell office:value-type="float" office:value="28873" table:style-name="ce19">
            <text:p>28,873</text:p>
          </table:table-cell>
          <table:table-cell office:value-type="float" office:value="804597" table:style-name="ce20">
            <text:p>804,597</text:p>
          </table:table-cell>
          <table:table-cell office:value-type="float" office:value="775724" table:formula="of:=[.I7]-[.H7]" table:style-name="ce19">
            <text:p>775,724</text:p>
          </table:table-cell>
          <table:table-cell office:value-type="percentage" office:value="0.96411495444303175" table:formula="of:=[.J7]/[.I7]" table:style-name="ce21">
            <text:p>96.41%</text:p>
          </table:table-cell>
          <table:table-cell office:value-type="float" office:value="5.3000000000000001E-5" table:style-name="ce107">
            <text:p>0.000053</text:p>
          </table:table-cell>
          <table:table-cell office:value-type="float" office:value="5.5239099999999999E-3" table:style-name="ce108">
            <text:p>0.00552391</text:p>
          </table:table-cell>
          <table:table-cell office:value-type="percentage" office:value="9.9040534693722385E-2" table:formula="of:=([.M7]-[.L7])/([.M7]*10)" table:style-name="ce21">
            <text:p>9.90%</text:p>
          </table:table-cell>
          <table:table-cell table:number-columns-repeated="16370"/>
        </table:table-row>
        <table:table-row table:style-name="ro1">
          <table:table-cell/>
          <table:table-cell office:value-type="string" table:number-columns-spanned="1" table:number-rows-spanned="4" table:style-name="ce100">
            <text:p>sense barrier</text:p>
          </table:table-cell>
          <table:table-cell office:value-type="string" table:style-name="ce22">
            <text:p>pthread lock</text:p>
          </table:table-cell>
          <table:table-cell office:value-type="float" office:value="72430" table:style-name="ce23">
            <text:p>72,430</text:p>
          </table:table-cell>
          <table:table-cell office:value-type="float" office:value="1151675" table:style-name="ce24">
            <text:p>1,151,675</text:p>
          </table:table-cell>
          <table:table-cell office:value-type="float" office:value="1079245" table:formula="of:=[.E8]-[.D8]" table:style-name="ce23">
            <text:p>1,079,245</text:p>
          </table:table-cell>
          <table:table-cell office:value-type="percentage" office:value="0.93710899342262355" table:formula="of:=[.F8]/[.E8]" table:style-name="ce25">
            <text:p>93.71%</text:p>
          </table:table-cell>
          <table:table-cell office:value-type="float" office:value="30554" table:style-name="ce23">
            <text:p>30,554</text:p>
          </table:table-cell>
          <table:table-cell office:value-type="float" office:value="805068" table:style-name="ce24">
            <text:p>805,068</text:p>
          </table:table-cell>
          <table:table-cell office:value-type="float" office:value="774514" table:formula="of:=[.I8]-[.H8]" table:style-name="ce23">
            <text:p>774,514</text:p>
          </table:table-cell>
          <table:table-cell office:value-type="percentage" office:value="0.96204792638634251" table:formula="of:=[.J8]/[.I8]" table:style-name="ce25">
            <text:p>96.20%</text:p>
          </table:table-cell>
          <table:table-cell office:value-type="float" office:value="1.0399999999999999E-4" table:style-name="ce109">
            <text:p>0.000104</text:p>
          </table:table-cell>
          <table:table-cell office:value-type="float" office:value="5.8758359999999997E-3" table:style-name="ce110">
            <text:p>0.005875836</text:p>
          </table:table-cell>
          <table:table-cell office:value-type="percentage" office:value="9.8230039095713359E-2" table:formula="of:=([.M8]-[.L8])/([.M8]*10)" table:style-name="ce25">
            <text:p>9.82%</text:p>
          </table:table-cell>
          <table:table-cell table:number-columns-repeated="16370"/>
        </table:table-row>
        <table:table-row table:style-name="ro1">
          <table:table-cell/>
          <table:covered-table-cell/>
          <table:table-cell office:value-type="string" table:style-name="ce7">
            <text:p>tas lock</text:p>
          </table:table-cell>
          <table:table-cell office:value-type="float" office:value="68409" table:style-name="ce19">
            <text:p>68,409</text:p>
          </table:table-cell>
          <table:table-cell office:value-type="float" office:value="1492774" table:style-name="ce20">
            <text:p>1,492,774</text:p>
          </table:table-cell>
          <table:table-cell office:value-type="float" office:value="1424365" table:formula="of:=[.E9]-[.D9]" table:style-name="ce19">
            <text:p>1,424,365</text:p>
          </table:table-cell>
          <table:table-cell office:value-type="percentage" office:value="0.95417323720804359" table:formula="of:=[.F9]/[.E9]" table:style-name="ce21">
            <text:p>95.42%</text:p>
          </table:table-cell>
          <table:table-cell office:value-type="float" office:value="28491" table:style-name="ce19">
            <text:p>28,491</text:p>
          </table:table-cell>
          <table:table-cell office:value-type="float" office:value="962890" table:style-name="ce20">
            <text:p>962,890</text:p>
          </table:table-cell>
          <table:table-cell office:value-type="float" office:value="934399" table:formula="of:=[.I9]-[.H9]" table:style-name="ce19">
            <text:p>934,399</text:p>
          </table:table-cell>
          <table:table-cell office:value-type="percentage" office:value="0.97041095036816249" table:formula="of:=[.J9]/[.I9]" table:style-name="ce21">
            <text:p>97.04%</text:p>
          </table:table-cell>
          <table:table-cell office:value-type="float" office:value="1.077E-6" table:style-name="ce107">
            <text:p>0.000001077</text:p>
          </table:table-cell>
          <table:table-cell office:value-type="float" office:value="5.1933400000000003E-3" table:style-name="ce108">
            <text:p>0.00519334</text:p>
          </table:table-cell>
          <table:table-cell office:value-type="percentage" office:value="9.9979261900819114E-2" table:formula="of:=([.M9]-[.L9])/([.M9]*10)" table:style-name="ce21">
            <text:p>10.00%</text:p>
          </table:table-cell>
          <table:table-cell table:number-columns-repeated="16370"/>
        </table:table-row>
        <table:table-row table:style-name="ro1">
          <table:table-cell/>
          <table:covered-table-cell/>
          <table:table-cell office:value-type="string" table:style-name="ce7">
            <text:p>ttas lock</text:p>
          </table:table-cell>
          <table:table-cell office:value-type="float" office:value="71438" table:style-name="ce19">
            <text:p>71,438</text:p>
          </table:table-cell>
          <table:table-cell office:value-type="float" office:value="1386925" table:style-name="ce20">
            <text:p>1,386,925</text:p>
          </table:table-cell>
          <table:table-cell office:value-type="float" office:value="1315487" table:formula="of:=[.E10]-[.D10]" table:style-name="ce19">
            <text:p>1,315,487</text:p>
          </table:table-cell>
          <table:table-cell office:value-type="percentage" office:value="0.94849180741568573" table:formula="of:=[.F10]/[.E10]" table:style-name="ce21">
            <text:p>94.85%</text:p>
          </table:table-cell>
          <table:table-cell office:value-type="float" office:value="28575" table:style-name="ce19">
            <text:p>28,575</text:p>
          </table:table-cell>
          <table:table-cell office:value-type="float" office:value="912243" table:style-name="ce28">
            <text:p>912,243</text:p>
          </table:table-cell>
          <table:table-cell office:value-type="float" office:value="883668" table:formula="of:=[.I10]-[.H10]" table:style-name="ce19">
            <text:p>883,668</text:p>
          </table:table-cell>
          <table:table-cell office:value-type="percentage" office:value="0.96867610932613346" table:formula="of:=[.J10]/[.I10]" table:style-name="ce21">
            <text:p>96.87%</text:p>
          </table:table-cell>
          <table:table-cell office:value-type="float" office:value="1.071E-6" table:style-name="ce107">
            <text:p>0.000001071</text:p>
          </table:table-cell>
          <table:table-cell office:value-type="float" office:value="6.001185E-3" table:style-name="ce108">
            <text:p>0.006001185</text:p>
          </table:table-cell>
          <table:table-cell office:value-type="percentage" office:value="9.9982153524678874E-2" table:formula="of:=([.M10]-[.L10])/([.M10]*10)" table:style-name="ce21">
            <text:p>10.00%</text:p>
          </table:table-cell>
          <table:table-cell table:number-columns-repeated="16370"/>
        </table:table-row>
        <table:table-row table:style-name="ro1">
          <table:table-cell/>
          <table:covered-table-cell/>
          <table:table-cell office:value-type="string" table:style-name="ce11">
            <text:p>ticket lock</text:p>
          </table:table-cell>
          <table:table-cell office:value-type="float" office:value="79235" table:style-name="ce29">
            <text:p>79,235</text:p>
          </table:table-cell>
          <table:table-cell office:value-type="float" office:value="1477011" table:style-name="ce30">
            <text:p>1,477,011</text:p>
          </table:table-cell>
          <table:table-cell office:value-type="float" office:value="1397776" table:formula="of:=[.E11]-[.D11]" table:style-name="ce29">
            <text:p>1,397,776</text:p>
          </table:table-cell>
          <table:table-cell office:value-type="percentage" office:value="0.94635449566726315" table:formula="of:=[.F11]/[.E11]" table:style-name="ce31">
            <text:p>94.64%</text:p>
          </table:table-cell>
          <table:table-cell office:value-type="float" office:value="28576" table:style-name="ce29">
            <text:p>28,576</text:p>
          </table:table-cell>
          <table:table-cell office:value-type="float" office:value="956878" table:style-name="ce30">
            <text:p>956,878</text:p>
          </table:table-cell>
          <table:table-cell office:value-type="float" office:value="928302" table:formula="of:=[.I11]-[.H11]" table:style-name="ce29">
            <text:p>928,302</text:p>
          </table:table-cell>
          <table:table-cell office:value-type="percentage" office:value="0.9701362138120011" table:formula="of:=[.J11]/[.I11]" table:style-name="ce31">
            <text:p>97.01%</text:p>
          </table:table-cell>
          <table:table-cell office:value-type="float" office:value="6.0000000000000002E-6" table:style-name="ce111">
            <text:p>0.000006</text:p>
          </table:table-cell>
          <table:table-cell office:value-type="float" office:value="5.4566060000000001E-3" table:style-name="ce112">
            <text:p>0.005456606</text:p>
          </table:table-cell>
          <table:table-cell office:value-type="percentage" office:value="9.9890041538641422E-2" table:formula="of:=([.M11]-[.L11])/([.M11]*10)" table:style-name="ce31">
            <text:p>9.99%</text:p>
          </table:table-cell>
          <table:table-cell table:number-columns-repeated="16370"/>
        </table:table-row>
        <table:table-row table:number-rows-repeated="6" table:style-name="ro1">
          <table:table-cell table:number-columns-repeated="16384"/>
        </table:table-row>
        <table:table-row table:number-rows-repeated="2" table:style-name="ro1">
          <table:table-cell table:number-columns-repeated="12"/>
          <table:table-cell table:style-name="ce113"/>
          <table:table-cell table:number-columns-repeated="1637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cent" style:family="table-cell" style:data-style-name="N13"/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Elena Murray</dc:creator>
    <meta:creation-date>2020-10-21T15:18:42Z</meta:creation-date>
    <dc:date>2020-10-22T03:49:03Z</dc:date>
    <meta:editing-cycles>25</meta:editing-cycles>
    <meta:editing-duration>PT3877S</meta:editing-duration>
  </office:meta>
</office:document-meta>
</file>